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dash" draw:stroke-dash="Ultrafine_20_Dashed" draw:fill-color="#ffffcc" draw:textarea-vertical-align="middle"/>
    </style:style>
    <style:style style:name="gr5" style:family="graphic" style:parent-style-name="standard">
      <style:graphic-properties draw:fill-color="#ffcc99" draw:textarea-vertical-align="middle"/>
    </style:style>
    <style:style style:name="gr6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start"/>
      <style:text-properties style:use-window-font-color="true" fo:font-size="12pt" style:font-size-asian="12pt" style:font-size-complex="12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paragraph-properties fo:text-align="start"/>
      <style:text-properties fo:font-size="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2" draw:id="id2" draw:layer="layout" svg:width="3.192cm" svg:height="0.869cm" svg:x="14.067cm" svg:y="5.594cm">
          <text:p text:style-name="P1"><text:span text:style-name="T1">User</text:span></text:p>
        </draw:rect>
        <draw:rect draw:style-name="gr2" draw:text-style-name="P4" xml:id="id6" draw:id="id6" draw:layer="layout" svg:width="3.192cm" svg:height="2.264cm" svg:x="14.067cm" svg:y="6.356cm">
          <text:p text:style-name="P3"><text:span text:style-name="T2">user_id</text:span></text:p>
          <text:p text:style-name="P3"><text:span text:style-name="T2">user_name</text:span></text:p>
          <text:p text:style-name="P3"><text:span text:style-name="T2">password</text:span></text:p>
          <text:p text:style-name="P3"><text:span text:style-name="T2">email_address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0.17cm" svg:y1="3.667cm" svg:x2="17.259cm" svg:y2="6.028cm" draw:start-shape="id1" draw:start-glue-point="3" draw:end-shape="id2" svg:d="m20170 3667c-2182 0-727 2361-2911 2361">
          <text:p/>
        </draw:connector>
        <draw:rect draw:style-name="gr1" draw:text-style-name="P2" xml:id="id4" draw:id="id4" draw:layer="layout" svg:width="4.489cm" svg:height="0.869cm" svg:x="12.684cm" svg:y="1.889cm">
          <text:p text:style-name="P1"><text:span text:style-name="T1">Application</text:span></text:p>
        </draw:rect>
        <draw:rect draw:style-name="gr2" draw:text-style-name="P4" draw:layer="layout" svg:width="4.489cm" svg:height="1.883cm" svg:x="12.684cm" svg:y="2.651cm">
          <text:p text:style-name="P3"><text:span text:style-name="T2">application_id</text:span></text:p>
          <text:p text:style-name="P3"><text:span text:style-name="T2">application_label</text:span></text:p>
          <text:p text:style-name="P3"><text:span text:style-name="T2">application_acronym</text:span></text:p>
          <text:p text:style-name="P3"><text:span text:style-name="T2"/></text:p>
        </draw:rect>
        <draw:rect draw:style-name="gr1" draw:text-style-name="P2" draw:layer="layout" svg:width="4.497cm" svg:height="0.869cm" svg:x="20.252cm" svg:y="1.516cm">
          <text:p text:style-name="P1"><text:span text:style-name="T1">Application User</text:span></text:p>
        </draw:rect>
        <draw:rect draw:style-name="gr2" draw:text-style-name="P4" draw:layer="layout" svg:width="4.497cm" svg:height="3.272cm" svg:x="20.252cm" svg:y="2.3cm">
          <text:p text:style-name="P3"><text:span text:style-name="T2">application_user_id</text:span></text:p>
          <text:p text:style-name="P3"><text:span text:style-name="T2">application_id</text:span></text:p>
          <text:p text:style-name="P3"><text:span text:style-name="T2">user_id</text:span></text:p>
          <text:p text:style-name="P3"><text:span text:style-name="T2">user_type</text:span></text:p>
        </draw:rect>
        <draw:rect draw:style-name="gr4" draw:text-style-name="P5" draw:layer="layout" svg:width="3.648cm" svg:height="0.881cm" svg:x="20.847cm" svg:y="4.437cm">
          <text:p text:style-name="P3"><text:span text:style-name="T3">admin, system, expert, </text:span></text:p>
          <text:p text:style-name="P3"><text:span text:style-name="T3">pending, deleted, system</text:span></text:p>
        </draw:rect>
        <draw:circle draw:style-name="gr5" draw:text-style-name="P1" xml:id="id1" draw:id="id1" draw:layer="layout" svg:width="0.254cm" svg:height="0.254cm" svg:x="20.17cm" svg:y="3.54cm">
          <text:p/>
        </draw:circle>
        <draw:circle draw:style-name="gr5" draw:text-style-name="P1" xml:id="id3" draw:id="id3" draw:layer="layout" svg:width="0.254cm" svg:height="0.254cm" svg:x="20.17cm" svg:y="3.04cm">
          <text:p/>
        </draw:circle>
        <draw:connector draw:style-name="gr3" draw:text-style-name="P1" draw:layer="layout" draw:type="curve" svg:x1="20.17cm" svg:y1="3.167cm" svg:x2="17.173cm" svg:y2="2.323cm" draw:start-shape="id3" draw:start-glue-point="3" draw:end-shape="id4" svg:d="m20170 3167c-2247 0-749-844-2997-844">
          <text:p/>
        </draw:connector>
        <draw:rect draw:style-name="gr1" draw:text-style-name="P2" xml:id="id9" draw:id="id9" draw:layer="layout" svg:width="3.735cm" svg:height="0.869cm" svg:x="6.996cm" svg:y="3.386cm">
          <text:p text:style-name="P1"><text:span text:style-name="T1">Test Participant</text:span></text:p>
        </draw:rect>
        <draw:rect draw:style-name="gr2" draw:text-style-name="P4" draw:layer="layout" svg:width="4.953cm" svg:height="3.915cm" svg:x="7.223cm" svg:y="5.383cm">
          <text:p text:style-name="P3"><text:span text:style-name="T2">report_user_id</text:span></text:p>
          <text:p text:style-name="P3"><text:span text:style-name="T2">user_id</text:span></text:p>
          <text:p text:style-name="P3"><text:span text:style-name="T2">test_participant_id</text:span></text:p>
          <text:p text:style-name="P3"><text:span text:style-name="T2">authorized_by_user_id</text:span></text:p>
          <text:p text:style-name="P3"><text:span text:style-name="T2">authorized_date</text:span></text:p>
          <text:p text:style-name="P3"><text:span text:style-name="T2">report_role</text:span></text:p>
        </draw:rect>
        <draw:rect draw:style-name="gr4" draw:text-style-name="P5" draw:layer="layout" svg:width="4.231cm" svg:height="0.557cm" svg:x="7.818cm" svg:y="8.487cm">
          <text:p text:style-name="P3"><text:span text:style-name="T3">admin, expert, pending, deleted</text:span></text:p>
        </draw:rect>
        <draw:rect draw:style-name="gr1" draw:text-style-name="P2" draw:layer="layout" svg:width="4.953cm" svg:height="0.869cm" svg:x="7.223cm" svg:y="4.592cm">
          <text:p text:style-name="P1"><text:span text:style-name="T1">Report User</text:span></text:p>
        </draw:rect>
        <draw:circle draw:style-name="gr5" draw:text-style-name="P1" xml:id="id7" draw:id="id7" draw:layer="layout" svg:width="0.254cm" svg:height="0.254cm" svg:x="9.069cm" svg:y="6.039cm">
          <text:p/>
        </draw:circle>
        <draw:circle draw:style-name="gr5" draw:text-style-name="P1" xml:id="id8" draw:id="id8" draw:layer="layout" svg:width="0.254cm" svg:height="0.254cm" svg:x="7.068cm" svg:y="6.538cm">
          <text:p/>
        </draw:circle>
        <draw:circle draw:style-name="gr5" draw:text-style-name="P1" xml:id="id5" draw:id="id5" draw:layer="layout" svg:width="0.254cm" svg:height="0.254cm" svg:x="11.968cm" svg:y="7.038cm">
          <text:p/>
        </draw:circle>
        <draw:connector draw:style-name="gr3" draw:text-style-name="P1" draw:layer="layout" draw:type="curve" svg:x1="12.222cm" svg:y1="7.165cm" svg:x2="14.067cm" svg:y2="7.488cm" draw:start-shape="id5" draw:start-glue-point="1" draw:end-shape="id6" draw:end-glue-point="3" svg:d="m12222 7165c1384 0 462 323 1845 323">
          <text:p/>
        </draw:connector>
        <draw:connector draw:style-name="gr3" draw:text-style-name="P1" draw:layer="layout" draw:type="curve" svg:x1="9.323cm" svg:y1="6.166cm" svg:x2="14.067cm" svg:y2="6.028cm" draw:start-shape="id7" draw:start-glue-point="1" draw:end-shape="id2" svg:d="m9323 6166c3558 0 1186-138 4744-138">
          <text:p/>
        </draw:connector>
        <draw:connector draw:style-name="gr3" draw:text-style-name="P1" draw:layer="layout" draw:type="curve" svg:x1="7.068cm" svg:y1="6.665cm" svg:x2="6.996cm" svg:y2="3.82cm" draw:start-shape="id8" draw:start-glue-point="3" draw:end-shape="id9" svg:d="m7068 6665c-859 0-823-2845-72-2845">
          <text:p/>
        </draw:connector>
        <draw:rect draw:style-name="gr1" draw:text-style-name="P2" draw:layer="layout" svg:width="3.954cm" svg:height="0.869cm" svg:x="19.825cm" svg:y="6.606cm">
          <text:p text:style-name="P1"><text:span text:style-name="T1">User Setting</text:span></text:p>
        </draw:rect>
        <draw:rect draw:style-name="gr2" draw:text-style-name="P4" draw:layer="layout" svg:width="3.954cm" svg:height="2.249cm" svg:x="19.825cm" svg:y="7.368cm">
          <text:p text:style-name="P3"><text:span text:style-name="T2">user_setting_id</text:span></text:p>
          <text:p text:style-name="P3"><text:span text:style-name="T2">user_id</text:span></text:p>
          <text:p text:style-name="P3"><text:span text:style-name="T2">setting_key</text:span></text:p>
          <text:p text:style-name="P3"><text:span text:style-name="T2">setting_value</text:span></text:p>
        </draw:rect>
        <draw:connector draw:style-name="gr3" draw:text-style-name="P1" draw:layer="layout" draw:type="curve" svg:x1="19.705cm" svg:y1="8.174cm" svg:x2="17.259cm" svg:y2="7.488cm" draw:start-shape="id10" draw:start-glue-point="3" draw:end-shape="id6" svg:d="m19705 8174c-1834 0-612-686-2446-686">
          <text:p/>
        </draw:connector>
        <draw:circle draw:style-name="gr5" draw:text-style-name="P1" xml:id="id10" draw:id="id10" draw:layer="layout" svg:width="0.254cm" svg:height="0.254cm" svg:x="19.705cm" svg:y="8.047cm">
          <text:p/>
        </draw:circle>
      </draw:page>
      <draw:page draw:name="page2" draw:style-name="dp1" draw:master-page-name="Default">
        <draw:connector draw:style-name="gr3" draw:text-style-name="P1" draw:layer="layout" draw:type="curve" svg:x1="14.905cm" svg:y1="3.611cm" svg:x2="6.401cm" svg:y2="9.036cm" draw:start-shape="id11" draw:start-glue-point="3" draw:end-shape="id12" draw:end-glue-point="0" svg:d="m14905 3611c-5670 0-8504 1808-8504 5425">
          <text:p/>
        </draw:connector>
        <draw:ellipse draw:style-name="gr6" draw:text-style-name="P1" draw:layer="layout" svg:width="19.177cm" svg:height="8.763cm" svg:x="2.651cm" svg:y="11.16cm">
          <text:p text:style-name="P1">Instances</text:p>
        </draw:ellipse>
        <draw:rect draw:style-name="gr2" draw:text-style-name="P6" xml:id="id24" draw:id="id24" draw:layer="layout" svg:width="3.761cm" svg:height="2.118cm" svg:x="14.851cm" svg:y="7.01cm">
          <text:p text:style-name="P3"><text:span text:style-name="T2">value_id</text:span></text:p>
          <text:p text:style-name="P3"><text:span text:style-name="T2">attribute_type_id</text:span></text:p>
          <text:p text:style-name="P3"><text:span text:style-name="T2">code_id</text:span></text:p>
          <text:p text:style-name="P3"><text:span text:style-name="T2">attribute_valu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2" draw:id="id22" draw:layer="layout" svg:width="4.362cm" svg:height="0.875cm" svg:x="7.557cm" svg:y="6.312cm">
          <text:p text:style-name="P1"><text:span text:style-name="T1">Code Master</text:span></text:p>
        </draw:rect>
        <draw:rect draw:style-name="gr1" draw:text-style-name="P2" xml:id="id12" draw:id="id12" draw:layer="layout" svg:width="3.675cm" svg:height="0.835cm" svg:x="4.564cm" svg:y="9.036cm">
          <text:p text:style-name="P1"><text:span text:style-name="T1">Code Table</text:span></text:p>
        </draw:rect>
        <draw:rect draw:style-name="gr1" draw:text-style-name="P2" draw:layer="layout" svg:width="3.761cm" svg:height="0.762cm" svg:x="14.851cm" svg:y="6.248cm">
          <text:p text:style-name="P1"><text:span text:style-name="T1">Attribute Value</text:span></text:p>
        </draw:rect>
        <draw:rect draw:style-name="gr1" draw:text-style-name="P2" draw:layer="layout" svg:width="4.572cm" svg:height="0.762cm" svg:x="1cm" svg:y="3.3cm">
          <text:p text:style-name="P1"><text:span text:style-name="T1">Release Version</text:span></text:p>
        </draw:rect>
        <draw:rect draw:style-name="gr2" draw:text-style-name="P6" xml:id="id35" draw:id="id35" draw:layer="layout" svg:width="4.572cm" svg:height="4.558cm" svg:x="1cm" svg:y="4.062cm">
          <text:p text:style-name="P3"><text:span text:style-name="T2">release_id</text:span></text:p>
          <text:p text:style-name="P3"><text:span text:style-name="T2">major_version_num</text:span></text:p>
          <text:p text:style-name="P3"><text:span text:style-name="T2">minor_version_num</text:span></text:p>
          <text:p text:style-name="P3"><text:span text:style-name="T2">started_date</text:span></text:p>
          <text:p text:style-name="P3"><text:span text:style-name="T2">released_date</text:span></text:p>
          <text:p text:style-name="P3"><text:span text:style-name="T2">retired_date</text:span></text:p>
          <text:p text:style-name="P3"><text:span text:style-name="T2">release_status</text:span></text:p>
          <text:p text:style-name="P3"><text:span text:style-name="T2"/></text:p>
          <text:p text:style-name="P3"><text:span text:style-name="T2"/></text:p>
        </draw:rect>
        <draw:rect draw:style-name="gr2" draw:text-style-name="P6" draw:layer="layout" svg:width="4.621cm" svg:height="4.267cm" svg:x="20.819cm" svg:y="6.863cm">
          <text:p text:style-name="P3"><text:span text:style-name="T2">attribute_comment_id</text:span></text:p>
          <text:p text:style-name="P3"><text:span text:style-name="T2">value_id</text:span></text:p>
          <text:p text:style-name="P3"><text:span text:style-name="T2">user_id</text:span></text:p>
          <text:p text:style-name="P3"><text:span text:style-name="T2">comment_text</text:span></text:p>
          <text:p text:style-name="P3"><text:span text:style-name="T2">entry_date</text:span></text:p>
          <text:p text:style-name="P3"><text:span text:style-name="T2">position_status</text:span></text:p>
        </draw:rect>
        <draw:rect draw:style-name="gr1" draw:text-style-name="P2" draw:layer="layout" svg:width="4.621cm" svg:height="0.762cm" svg:x="20.819cm" svg:y="6.101cm">
          <text:p text:style-name="P1"><text:span text:style-name="T1">Attribute Comment</text:span></text:p>
        </draw:rect>
        <draw:rect draw:style-name="gr2" draw:text-style-name="P6" xml:id="id26" draw:id="id26" draw:layer="layout" svg:width="4.362cm" svg:height="1.702cm" svg:x="7.557cm" svg:y="7.074cm">
          <text:p text:style-name="P3"><text:span text:style-name="T2">code_id</text:span></text:p>
          <text:p text:style-name="P3"><text:span text:style-name="T2">table_id</text:span></text:p>
          <text:p text:style-name="P3"><text:span text:style-name="T2">code_value</text:span></text:p>
          <text:p text:style-name="P3"><text:span text:style-name="T2"/></text:p>
        </draw:rect>
        <draw:rect draw:style-name="gr2" draw:text-style-name="P6" xml:id="id39" draw:id="id39" draw:layer="layout" svg:width="3.675cm" svg:height="1.235cm" svg:x="4.564cm" svg:y="9.798cm">
          <text:p text:style-name="P3"><text:span text:style-name="T2">table_id</text:span></text:p>
          <text:p text:style-name="P3"><text:span text:style-name="T2">context_table_id</text:span></text:p>
        </draw:rect>
        <draw:rect draw:style-name="gr1" draw:text-style-name="P2" draw:layer="layout" svg:width="4.572cm" svg:height="0.762cm" svg:x="8.03cm" svg:y="1.027cm">
          <text:p text:style-name="P1"><text:span text:style-name="T1">Attribute Assigned</text:span></text:p>
        </draw:rect>
        <draw:rect draw:style-name="gr2" draw:text-style-name="P6" draw:layer="layout" svg:width="4.572cm" svg:height="3.656cm" svg:x="8.03cm" svg:y="1.789cm">
          <text:p text:style-name="P3"><text:span text:style-name="T2">attribute_assigned_id</text:span></text:p>
          <text:p text:style-name="P3"><text:span text:style-name="T2">attribute_type_id</text:span></text:p>
          <text:p text:style-name="P3"><text:span text:style-name="T2">table_id</text:span></text:p>
          <text:p text:style-name="P3"><text:span text:style-name="T2">display_order</text:span></text:p>
          <text:p text:style-name="P3"><text:span text:style-name="T2">allow_multiple</text:span></text:p>
          <text:p text:style-name="P3"><text:span text:style-name="T2">attribute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13" draw:id="id13" draw:layer="layout" svg:width="0.254cm" svg:height="0.254cm" svg:x="7.907cm" svg:y="2.986cm">
          <text:p/>
        </draw:circle>
        <draw:connector draw:style-name="gr3" draw:text-style-name="P1" draw:layer="layout" draw:type="curve" svg:x1="7.907cm" svg:y1="3.113cm" svg:x2="6.401cm" svg:y2="9.036cm" draw:start-shape="id13" draw:start-glue-point="3" draw:end-shape="id12" draw:end-glue-point="0" svg:d="m7907 3113c-1004 0-1506 1974-1506 5923">
          <text:p/>
        </draw:connector>
        <draw:circle draw:style-name="gr5" draw:text-style-name="P1" xml:id="id14" draw:id="id14" draw:layer="layout" svg:width="0.254cm" svg:height="0.254cm" svg:x="7.406cm" svg:y="7.785cm">
          <text:p/>
        </draw:circle>
        <draw:connector draw:style-name="gr3" draw:text-style-name="P1" draw:layer="layout" draw:type="curve" svg:x1="7.406cm" svg:y1="7.912cm" svg:x2="6.401cm" svg:y2="9.036cm" draw:start-shape="id14" draw:start-glue-point="3" draw:end-shape="id12" svg:d="m7406 7912c-670 0-1005 374-1005 1124">
          <text:p/>
        </draw:connector>
        <draw:rect draw:style-name="gr1" draw:text-style-name="P2" draw:layer="layout" svg:width="3.81cm" svg:height="0.762cm" svg:x="22.593cm" svg:y="1.062cm">
          <text:p text:style-name="P1"><text:span text:style-name="T1">Allowed Value</text:span></text:p>
        </draw:rect>
        <draw:rect draw:style-name="gr2" draw:text-style-name="P6" draw:layer="layout" svg:width="3.81cm" svg:height="2.732cm" svg:x="22.593cm" svg:y="1.824cm">
          <text:p text:style-name="P3"><text:span text:style-name="T2">allowed_value_id</text:span></text:p>
          <text:p text:style-name="P3"><text:span text:style-name="T2">attribute_type_id</text:span></text:p>
          <text:p text:style-name="P3"><text:span text:style-name="T2">saved_value</text:span></text:p>
          <text:p text:style-name="P3"><text:span text:style-name="T2">display_text</text:span></text:p>
          <text:p text:style-name="P3"><text:span text:style-name="T2">display_order</text:span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10.347cm" svg:y1="14.811cm" svg:x2="8.239cm" svg:y2="9.453cm" draw:start-shape="id15" draw:start-glue-point="3" draw:end-shape="id12" svg:d="m10347 14811c-1581 0-527-5358-2108-5358">
          <text:p/>
        </draw:connector>
        <draw:rect draw:style-name="gr1" draw:text-style-name="P2" xml:id="id17" draw:id="id17" draw:layer="layout" svg:width="3.599cm" svg:height="0.816cm" svg:x="14.986cm" svg:y="1.024cm">
          <text:p text:style-name="P1"><text:span text:style-name="T1">Attribute Type</text:span></text:p>
        </draw:rect>
        <draw:rect draw:style-name="gr2" draw:text-style-name="P6" xml:id="id20" draw:id="id20" draw:layer="layout" svg:width="3.599cm" svg:height="4.14cm" svg:x="14.986cm" svg:y="1.813cm">
          <text:p text:style-name="P3"><text:span text:style-name="T2">attribute_type_id</text:span></text:p>
          <text:p text:style-name="P3"><text:span text:style-name="T2">attribute_label</text:span></text:p>
          <text:p text:style-name="P3"><text:span text:style-name="T2">attribute_help</text:span></text:p>
          <text:p text:style-name="P3"><text:span text:style-name="T2">ref_table_id</text:span></text:p>
          <text:p text:style-name="P3"><text:span text:style-name="T2">attribute_format</text:span></text:p>
          <text:p text:style-name="P3"/>
          <text:p text:style-name="P3"><text:span text:style-name="T2"/></text:p>
          <text:p text:style-name="P3"><text:span text:style-name="T2"/></text:p>
        </draw:rect>
        <draw:circle draw:style-name="gr5" draw:text-style-name="P1" xml:id="id16" draw:id="id16" draw:layer="layout" svg:width="0.254cm" svg:height="0.254cm" svg:x="11.506cm" svg:y="2.485cm">
          <text:p/>
        </draw:circle>
        <draw:connector draw:style-name="gr3" draw:text-style-name="P1" draw:layer="layout" draw:type="curve" svg:x1="11.76cm" svg:y1="2.612cm" svg:x2="14.986cm" svg:y2="1.432cm" draw:start-shape="id16" draw:start-glue-point="1" draw:end-shape="id17" draw:end-glue-point="3" svg:d="m11760 2612c2419 0 807-1180 3226-1180">
          <text:p/>
        </draw:connector>
        <draw:circle draw:style-name="gr5" draw:text-style-name="P1" xml:id="id18" draw:id="id18" draw:layer="layout" svg:width="0.254cm" svg:height="0.254cm" svg:x="22.49cm" svg:y="2.593cm">
          <text:p/>
        </draw:circle>
        <draw:connector draw:style-name="gr3" draw:text-style-name="P1" draw:layer="layout" draw:type="curve" svg:x1="22.49cm" svg:y1="2.72cm" svg:x2="18.585cm" svg:y2="1.432cm" draw:start-shape="id18" draw:start-glue-point="3" draw:end-shape="id17" draw:end-glue-point="1" svg:d="m22490 2720c-2928 0-976-1288-3905-1288">
          <text:p/>
        </draw:connector>
        <draw:circle draw:style-name="gr5" draw:text-style-name="P1" xml:id="id21" draw:id="id21" draw:layer="layout" svg:width="0.254cm" svg:height="0.254cm" svg:x="14.704cm" svg:y="8.183cm">
          <text:p/>
        </draw:circle>
        <draw:circle draw:style-name="gr5" draw:text-style-name="P1" xml:id="id19" draw:id="id19" draw:layer="layout" svg:width="0.254cm" svg:height="0.254cm" svg:x="18.403cm" svg:y="7.682cm">
          <text:p/>
        </draw:circle>
        <draw:connector draw:style-name="gr3" draw:text-style-name="P1" draw:layer="layout" draw:type="curve" svg:x1="18.657cm" svg:y1="7.809cm" svg:x2="18.585cm" svg:y2="3.883cm" draw:start-shape="id19" draw:start-glue-point="1" draw:end-shape="id20" svg:d="m18657 7809c751 0 787-3926-72-3926">
          <text:p/>
        </draw:connector>
        <draw:connector draw:style-name="gr3" draw:text-style-name="P1" draw:layer="layout" draw:type="curve" svg:x1="14.704cm" svg:y1="8.31cm" svg:x2="11.919cm" svg:y2="6.749cm" draw:start-shape="id21" draw:start-glue-point="3" draw:end-shape="id22" draw:end-glue-point="1" svg:d="m14704 8310c-2088 0-696-1561-2785-1561">
          <text:p/>
        </draw:connector>
        <draw:circle draw:style-name="gr5" draw:text-style-name="P1" xml:id="id23" draw:id="id23" draw:layer="layout" svg:width="0.254cm" svg:height="0.254cm" svg:x="20.636cm" svg:y="7.646cm">
          <text:p/>
        </draw:circle>
        <draw:connector draw:style-name="gr3" draw:text-style-name="P1" draw:layer="layout" draw:type="curve" svg:x1="20.636cm" svg:y1="7.773cm" svg:x2="18.612cm" svg:y2="8.069cm" draw:start-shape="id23" draw:start-glue-point="3" draw:end-shape="id24" svg:d="m20636 7773c-1518 0-506 296-2024 296">
          <text:p/>
        </draw:connector>
        <draw:rect draw:style-name="gr1" draw:text-style-name="P2" draw:layer="layout" svg:width="4.246cm" svg:height="0.746cm" svg:x="10.47cm" svg:y="12.192cm">
          <text:p text:style-name="P1"><text:span text:style-name="T1">Code Instance</text:span></text:p>
        </draw:rect>
        <draw:rect draw:style-name="gr2" draw:text-style-name="P6" xml:id="id32" draw:id="id32" draw:layer="layout" svg:width="4.246cm" svg:height="6.969cm" svg:x="10.47cm" svg:y="12.954cm">
          <text:p text:style-name="P3"><text:span text:style-name="T2">code_instance_id</text:span></text:p>
          <text:p text:style-name="P3"><text:span text:style-name="T2">code_id</text:span></text:p>
          <text:p text:style-name="P3"><text:span text:style-name="T2">context_id</text:span></text:p>
          <text:p text:style-name="P3"><text:span text:style-name="T2">indicates_table_id</text:span></text:p>
          <text:p text:style-name="P3"><text:span text:style-name="T2">code_label</text:span></text:p>
          <text:p text:style-name="P3"><text:span text:style-name="T2">use_value</text:span></text:p>
          <text:p text:style-name="P3"><text:span text:style-name="T2">code_status</text:span></text:p>
          <text:p text:style-name="P3"><text:span text:style-name="T2">hl7_code_table</text:span></text:p>
          <text:p text:style-name="P3"><text:span text:style-name="T2">table_instance_id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ircle draw:style-name="gr5" draw:text-style-name="P1" xml:id="id25" draw:id="id25" draw:layer="layout" svg:width="0.254cm" svg:height="0.254cm" svg:x="10.347cm" svg:y="13.643cm">
          <text:p/>
        </draw:circle>
        <draw:connector draw:style-name="gr3" draw:text-style-name="P1" draw:layer="layout" draw:type="curve" svg:x1="10.347cm" svg:y1="13.77cm" svg:x2="9.738cm" svg:y2="8.776cm" draw:start-shape="id25" draw:start-glue-point="3" draw:end-shape="id26" draw:end-glue-point="2" svg:d="m10347 13770c-406 0-609-1664-609-4994">
          <text:p/>
        </draw:connector>
        <draw:circle draw:style-name="gr5" draw:text-style-name="P1" xml:id="id27" draw:id="id27" draw:layer="layout" svg:width="0.254cm" svg:height="0.254cm" svg:x="10.347cm" svg:y="14.184cm">
          <text:p/>
        </draw:circle>
        <draw:connector draw:style-name="gr3" draw:text-style-name="P1" draw:layer="layout" draw:type="curve" svg:x1="10.347cm" svg:y1="14.311cm" svg:x2="9.738cm" svg:y2="8.776cm" draw:start-shape="id27" draw:start-glue-point="3" draw:end-shape="id26" draw:end-glue-point="2" svg:d="m10347 14311c-406 0-609-1845-609-5535">
          <text:p/>
        </draw:connector>
        <draw:circle draw:style-name="gr5" draw:text-style-name="P1" xml:id="id15" draw:id="id15" draw:layer="layout" svg:width="0.254cm" svg:height="0.254cm" svg:x="10.347cm" svg:y="14.684cm">
          <text:p/>
        </draw:circle>
        <draw:rect draw:style-name="gr1" draw:text-style-name="P2" draw:layer="layout" svg:width="4.594cm" svg:height="0.832cm" svg:x="4.28cm" svg:y="13.587cm">
          <text:p text:style-name="P1"><text:span text:style-name="T1">Code Table Instance</text:span></text:p>
        </draw:rect>
        <draw:rect draw:style-name="gr2" draw:text-style-name="P6" xml:id="id29" draw:id="id29" draw:layer="layout" svg:width="4.594cm" svg:height="5.066cm" svg:x="4.28cm" svg:y="14.349cm">
          <text:p text:style-name="P3"><text:span text:style-name="T2">table_instance_id</text:span></text:p>
          <text:p text:style-name="P3"><text:span text:style-name="T2">table_id</text:span></text:p>
          <text:p text:style-name="P3"><text:span text:style-name="T2">release_id</text:span></text:p>
          <text:p text:style-name="P3"><text:span text:style-name="T2">table_label</text:span></text:p>
          <text:p text:style-name="P3"><text:span text:style-name="T2">issue_count</text:span></text:p>
          <text:p text:style-name="P3"><text:span text:style-name="T2">inclusion_status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enforce_unique</text:span></text:p>
          <text:p text:style-name="P3"><text:span text:style-name="T2"/></text:p>
        </draw:rect>
        <draw:circle draw:style-name="gr5" draw:text-style-name="P1" xml:id="id28" draw:id="id28" draw:layer="layout" svg:width="0.254cm" svg:height="0.254cm" svg:x="10.347cm" svg:y="16.901cm">
          <text:p/>
        </draw:circle>
        <draw:connector draw:style-name="gr3" draw:text-style-name="P1" draw:layer="layout" draw:type="curve" svg:x1="10.347cm" svg:y1="17.028cm" svg:x2="8.874cm" svg:y2="16.882cm" draw:start-shape="id28" draw:start-glue-point="3" draw:end-shape="id29" svg:d="m10347 17028c-1104 0-368-146-1473-146">
          <text:p/>
        </draw:connector>
        <draw:rect draw:style-name="gr2" draw:text-style-name="P6" draw:layer="layout" svg:width="4.418cm" svg:height="3.748cm" svg:x="17.029cm" svg:y="16.829cm">
          <text:p text:style-name="P3"><text:span text:style-name="T2">attribute_instance_id</text:span></text:p>
          <text:p text:style-name="P3"><text:span text:style-name="T2">value_id</text:span></text:p>
          <text:p text:style-name="P3"><text:span text:style-name="T2">code_instance_id</text:span></text:p>
          <text:p text:style-name="P3"><text:span text:style-name="T2">accept_status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4.418cm" svg:height="0.818cm" svg:x="17.029cm" svg:y="16.067cm">
          <text:p text:style-name="P1"><text:span text:style-name="T1">Attribute Instance</text:span></text:p>
        </draw:rect>
        <draw:circle draw:style-name="gr5" draw:text-style-name="P1" xml:id="id30" draw:id="id30" draw:layer="layout" svg:width="0.254cm" svg:height="0.254cm" svg:x="16.9cm" svg:y="17.538cm">
          <text:p/>
        </draw:circle>
        <draw:connector draw:style-name="gr3" draw:text-style-name="P1" draw:layer="layout" draw:type="curve" svg:x1="16.9cm" svg:y1="17.665cm" svg:x2="16.731cm" svg:y2="9.128cm" draw:start-shape="id30" draw:start-glue-point="3" draw:end-shape="id24" draw:end-glue-point="2" svg:d="m16900 17665c-751 0-626-2166-481-2724s312 494 312-5813">
          <text:p/>
        </draw:connector>
        <draw:circle draw:style-name="gr5" draw:text-style-name="P1" xml:id="id31" draw:id="id31" draw:layer="layout" svg:width="0.254cm" svg:height="0.254cm" svg:x="16.899cm" svg:y="18.015cm">
          <text:p/>
        </draw:circle>
        <draw:connector draw:style-name="gr3" draw:text-style-name="P1" draw:layer="layout" draw:type="curve" svg:x1="16.899cm" svg:y1="18.142cm" svg:x2="14.716cm" svg:y2="16.438cm" draw:start-shape="id31" draw:start-glue-point="3" draw:end-shape="id32" svg:d="m16899 18142c-1636 0-545-1704-2183-1704">
          <text:p/>
        </draw:connector>
        <draw:rect draw:style-name="gr1" draw:text-style-name="P2" xml:id="id37" draw:id="id37" draw:layer="layout" svg:width="3.192cm" svg:height="0.869cm" svg:x="22.199cm" svg:y="11.557cm">
          <text:p text:style-name="P1"><text:span text:style-name="T1">User</text:span></text:p>
        </draw:rect>
        <draw:circle draw:style-name="gr5" draw:text-style-name="P1" xml:id="id33" draw:id="id33" draw:layer="layout" svg:width="0.254cm" svg:height="0.254cm" svg:x="4.185cm" svg:y="15.116cm">
          <text:p/>
        </draw:circle>
        <draw:connector draw:style-name="gr3" draw:text-style-name="P1" draw:layer="layout" draw:type="curve" svg:x1="4.185cm" svg:y1="15.243cm" svg:x2="4.564cm" svg:y2="9.453cm" draw:start-shape="id33" draw:start-glue-point="3" draw:end-shape="id12" draw:end-glue-point="3" svg:d="m4185 15243c-751 0-941-5790 379-5790">
          <text:p/>
        </draw:connector>
        <draw:circle draw:style-name="gr5" draw:text-style-name="P1" xml:id="id34" draw:id="id34" draw:layer="layout" svg:width="0.254cm" svg:height="0.254cm" svg:x="4.184cm" svg:y="15.515cm">
          <text:p/>
        </draw:circle>
        <draw:connector draw:style-name="gr3" draw:text-style-name="P1" draw:layer="layout" draw:type="curve" svg:x1="4.184cm" svg:y1="15.642cm" svg:x2="3.286cm" svg:y2="8.62cm" draw:start-shape="id34" draw:start-glue-point="3" draw:end-shape="id35" svg:d="m4184 15642c-599 0-898-2340-898-7022">
          <text:p/>
        </draw:connector>
        <draw:circle draw:style-name="gr5" draw:text-style-name="P1" xml:id="id36" draw:id="id36" draw:layer="layout" svg:width="0.254cm" svg:height="0.254cm" svg:x="22.737cm" svg:y="8.112cm">
          <text:p/>
        </draw:circle>
        <draw:connector draw:style-name="gr3" draw:text-style-name="P1" draw:layer="layout" draw:type="curve" svg:x1="22.991cm" svg:y1="8.239cm" svg:x2="25.391cm" svg:y2="11.991cm" draw:start-shape="id36" draw:start-glue-point="1" draw:end-shape="id37" draw:end-glue-point="1" svg:d="m22991 8239c4351 0 3151 3752 2400 3752">
          <text:p/>
        </draw:connector>
        <draw:rect draw:style-name="gr4" draw:text-style-name="P5" draw:layer="layout" svg:width="2.794cm" svg:height="1.27cm" svg:x="15.537cm" svg:y="4.502cm">
          <text:p text:style-name="P3"><text:span text:style-name="T3">free text, date, </text:span></text:p>
          <text:p text:style-name="P3"><text:span text:style-name="T3">select text, integer, </text:span></text:p>
          <text:p text:style-name="P3"><text:span text:style-name="T3">code master, </text:span></text:p>
          <text:p text:style-name="P3"><text:span text:style-name="T3">code table</text:span></text:p>
        </draw:rect>
        <draw:rect draw:style-name="gr4" draw:text-style-name="P5" draw:layer="layout" svg:width="2.794cm" svg:height="1.27cm" svg:x="10.995cm" svg:y="18.351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2.794cm" svg:height="1.27cm" svg:x="4.891cm" svg:y="17.375cm">
          <text:p text:style-name="P3"><text:span text:style-name="T3">include, remove,</text:span></text:p>
          <text:p text:style-name="P3"><text:span text:style-name="T3">proposed include,</text:span></text:p>
          <text:p text:style-name="P3"><text:span text:style-name="T3">proposed remove</text:span></text:p>
        </draw:rect>
        <draw:rect draw:style-name="gr4" draw:text-style-name="P5" draw:layer="layout" svg:width="3.81cm" svg:height="0.508cm" svg:x="8.506cm" svg:y="4.821cm">
          <text:p text:style-name="P3"><text:span text:style-name="T3">required, optional, disabled</text:span></text:p>
        </draw:rect>
        <draw:rect draw:style-name="gr4" draw:text-style-name="P5" draw:layer="layout" svg:width="3.556cm" svg:height="0.762cm" svg:x="1.508cm" svg:y="7.604cm">
          <text:p text:style-name="P3"><text:span text:style-name="T3">proposed, current, </text:span></text:p>
          <text:p text:style-name="P3"><text:span text:style-name="T3">deprecated</text:span></text:p>
        </draw:rect>
        <draw:rect draw:style-name="gr4" draw:text-style-name="P5" draw:layer="layout" svg:width="3.302cm" svg:height="1.016cm" svg:x="21.344cm" svg:y="9.86cm">
          <text:p text:style-name="P3"><text:span text:style-name="T3">for, against, neutral, 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11" draw:id="id11" draw:layer="layout" svg:width="0.254cm" svg:height="0.254cm" svg:x="14.905cm" svg:y="3.484cm">
          <text:p/>
        </draw:circle>
        <draw:rect draw:style-name="gr4" draw:text-style-name="P5" draw:layer="layout" svg:width="3.048cm" svg:height="1.324cm" svg:x="17.637cm" svg:y="18.999cm">
          <text:p text:style-name="P3"><text:span text:style-name="T3">proposed, confirmed, </text:span></text:p>
          <text:p text:style-name="P3"><text:span text:style-name="T3">opposed, rejected,</text:span></text:p>
          <text:p text:style-name="P3"><text:span text:style-name="T3">research, question,</text:span></text:p>
          <text:p text:style-name="P3"><text:span text:style-name="T3">problem</text:span></text:p>
        </draw:rect>
        <draw:circle draw:style-name="gr5" draw:text-style-name="P1" xml:id="id38" draw:id="id38" draw:layer="layout" svg:width="0.254cm" svg:height="0.254cm" svg:x="4.505cm" svg:y="10.484cm">
          <text:p/>
        </draw:circle>
        <draw:connector draw:style-name="gr3" draw:text-style-name="P1" draw:layer="layout" draw:type="curve" svg:x1="4.505cm" svg:y1="10.611cm" svg:x2="6.401cm" svg:y2="11.033cm" draw:start-shape="id38" draw:start-glue-point="3" draw:end-shape="id39" draw:end-glue-point="2" svg:d="m4505 10611c-751 0-627 462 35 755s1861 418 1861-333">
          <text:p/>
        </draw:connector>
        <draw:rect draw:style-name="gr1" draw:text-style-name="P2" xml:id="id43" draw:id="id43" draw:layer="layout" svg:width="2.921cm" svg:height="0.762cm" svg:x="22.463cm" svg:y="12.811cm">
          <text:p text:style-name="P1"><text:span text:style-name="T1">Resource</text:span></text:p>
        </draw:rect>
        <draw:rect draw:style-name="gr2" draw:text-style-name="P6" draw:layer="layout" svg:width="2.921cm" svg:height="1.843cm" svg:x="22.463cm" svg:y="13.573cm">
          <text:p text:style-name="P3"><text:span text:style-name="T2">resource_id</text:span></text:p>
          <text:p text:style-name="P3"><text:span text:style-name="T2">display_label</text:span></text:p>
          <text:p text:style-name="P3"><text:span text:style-name="T2">url</text:span></text:p>
          <text:p text:style-name="P3"><text:span text:style-name="T2"/></text:p>
          <text:p text:style-name="P3"><text:span text:style-name="T2"/></text:p>
        </draw:rect>
        <draw:rect draw:style-name="gr1" draw:text-style-name="P2" draw:layer="layout" svg:width="3.937cm" svg:height="0.762cm" svg:x="15.224cm" svg:y="10.079cm">
          <text:p text:style-name="P1"><text:span text:style-name="T1">Supporting Info</text:span></text:p>
        </draw:rect>
        <draw:rect draw:style-name="gr2" draw:text-style-name="P6" draw:layer="layout" svg:width="3.937cm" svg:height="4.256cm" svg:x="15.224cm" svg:y="10.841cm">
          <text:p text:style-name="P3"><text:span text:style-name="T2">supporting_info_id</text:span></text:p>
          <text:p text:style-name="P3"><text:span text:style-name="T2">code_id</text:span></text:p>
          <text:p text:style-name="P3"><text:span text:style-name="T2">user_id</text:span></text:p>
          <text:p text:style-name="P3"><text:span text:style-name="T2">resource_id</text:span></text:p>
          <text:p text:style-name="P3"><text:span text:style-name="T2">abstract_text</text:span></text:p>
          <text:p text:style-name="P3"><text:span text:style-name="T2">comment_text</text:span></text:p>
          <text:p text:style-name="P3"><text:span text:style-name="T2">effective_date</text:span></text:p>
          <text:p text:style-name="P3"><text:span text:style-name="T2">entry_date</text:span></text:p>
        </draw:rect>
        <draw:circle draw:style-name="gr5" draw:text-style-name="P1" xml:id="id42" draw:id="id42" draw:layer="layout" svg:width="0.254cm" svg:height="0.254cm" svg:x="17.921cm" svg:y="12.41cm">
          <text:p/>
        </draw:circle>
        <draw:circle draw:style-name="gr5" draw:text-style-name="P1" xml:id="id41" draw:id="id41" draw:layer="layout" svg:width="0.254cm" svg:height="0.254cm" svg:x="17.02cm" svg:y="12.009cm">
          <text:p/>
        </draw:circle>
        <draw:circle draw:style-name="gr5" draw:text-style-name="P1" xml:id="id40" draw:id="id40" draw:layer="layout" svg:width="0.254cm" svg:height="0.254cm" svg:x="15.097cm" svg:y="11.541cm">
          <text:p/>
        </draw:circle>
        <draw:connector draw:style-name="gr3" draw:text-style-name="P1" draw:layer="layout" draw:type="curve" svg:x1="15.097cm" svg:y1="11.668cm" svg:x2="11.919cm" svg:y2="7.925cm" draw:start-shape="id40" draw:start-glue-point="3" draw:end-shape="id26" draw:end-glue-point="1" svg:d="m15097 11668c-2383 0-795-3743-3178-3743">
          <text:p/>
        </draw:connector>
        <draw:connector draw:style-name="gr3" draw:text-style-name="P1" draw:layer="layout" draw:type="curve" svg:x1="17.274cm" svg:y1="12.136cm" svg:x2="22.199cm" svg:y2="11.991cm" draw:start-shape="id41" draw:start-glue-point="1" draw:end-shape="id37" svg:d="m17274 12136c3694 0 1232-145 4925-145">
          <text:p/>
        </draw:connector>
        <draw:connector draw:style-name="gr3" draw:text-style-name="P1" draw:layer="layout" draw:type="curve" svg:x1="18.175cm" svg:y1="12.537cm" svg:x2="22.463cm" svg:y2="13.192cm" draw:start-shape="id42" draw:start-glue-point="1" draw:end-shape="id43" draw:end-glue-point="3" svg:d="m18175 12537c3216 0 1072 655 4288 655">
          <text:p/>
        </draw:connector>
      </draw:page>
      <draw:page draw:name="page3" draw:style-name="dp1" draw:master-page-name="Default">
        <draw:rect draw:style-name="gr1" draw:text-style-name="P2" xml:id="id44" draw:id="id44" draw:layer="layout" svg:width="3.481cm" svg:height="0.869cm" svg:x="22.439cm" svg:y="8.992cm">
          <text:p text:style-name="P1"><text:span text:style-name="T1">Test Message</text:span></text:p>
        </draw:rect>
        <draw:rect draw:style-name="gr1" draw:text-style-name="P2" xml:id="id47" draw:id="id47" draw:layer="layout" svg:width="4.751cm" svg:height="0.869cm" svg:x="7.812cm" svg:y="0.987cm">
          <text:p text:style-name="P1"><text:span text:style-name="T1">Test Conducted</text:span></text:p>
        </draw:rect>
        <draw:rect draw:style-name="gr2" draw:text-style-name="P7" xml:id="id59" draw:id="id59" draw:layer="layout" svg:width="4.751cm" svg:height="18.89cm" svg:x="7.812cm" svg:y="1.749cm">
          <text:p text:style-name="P3"><text:span text:style-name="T4">test_conducted_id</text:span></text:p>
          <text:p text:style-name="P3"><text:span text:style-name="T4">connection_label</text:span></text:p>
          <text:p text:style-name="P3"><text:span text:style-name="T4">connection_type</text:span></text:p>
          <text:p text:style-name="P3"><text:span text:style-name="T4">connection_url</text:span></text:p>
          <text:p text:style-name="P3"><text:span text:style-name="T4">connection_ack_type</text:span></text:p>
          <text:p text:style-name="P3"><text:span text:style-name="T4">connection_config</text:span></text:p>
          <text:p text:style-name="P3"><text:span text:style-name="T4">latest_test</text:span></text:p>
          <text:p text:style-name="P3"><text:span text:style-name="T4">complete_test</text:span></text:p>
          <text:p text:style-name="P3"><text:span text:style-name="T4">manual_test</text:span></text:p>
          <text:p text:style-name="P3"><text:span text:style-name="T4">query_type</text:span></text:p>
          <text:p text:style-name="P3"><text:span text:style-name="T4">query_enabled</text:span></text:p>
          <text:p text:style-name="P3"><text:span text:style-name="T4">query_pause</text:span></text:p>
          <text:p text:style-name="P3"><text:span text:style-name="T4">test_log</text:span></text:p>
          <text:p text:style-name="P3"><text:span text:style-name="T4">test_status</text:span></text:p>
          <text:p text:style-name="P3"><text:span text:style-name="T4">test_started_time</text:span></text:p>
          <text:p text:style-name="P3"><text:span text:style-name="T4">test_finished_time</text:span></text:p>
          <text:p text:style-name="P3"><text:span text:style-name="T4">count_update</text:span></text:p>
          <text:p text:style-name="P3"><text:span text:style-name="T4">count_query</text:span></text:p>
          <text:p text:style-name="P3"><text:span text:style-name="T4">profile_base_name</text:span></text:p>
          <text:p text:style-name="P3"><text:span text:style-name="T4">profile_compare_name</text:span></text:p>
          <text:p text:style-name="P3"><text:span text:style-name="T4">score_overall</text:span></text:p>
          <text:p text:style-name="P3"><text:span text:style-name="T4">score_interop</text:span></text:p>
          <text:p text:style-name="P3"><text:span text:style-name="T4">score_coded</text:span></text:p>
          <text:p text:style-name="P3"><text:span text:style-name="T4">score_local</text:span></text:p>
          <text:p text:style-name="P3"><text:span text:style-name="T4">score_national</text:span></text:p>
          <text:p text:style-name="P3"><text:span text:style-name="T4">score_tolerance</text:span></text:p>
          <text:p text:style-name="P3"><text:span text:style-name="T4">score_ehr</text:span></text:p>
          <text:p text:style-name="P3"><text:span text:style-name="T4">score_perform</text:span></text:p>
          <text:p text:style-name="P3"><text:span text:style-name="T4">score_ack</text:span></text:p>
          <text:p text:style-name="P3"><text:span text:style-name="T4">per_query_total</text:span></text:p>
          <text:p text:style-name="P3"><text:span text:style-name="T4">per_query_count</text:span></text:p>
          <text:p text:style-name="P3"><text:span text:style-name="T4">per_query_min</text:span></text:p>
          <text:p text:style-name="P3"><text:span text:style-name="T4">per_query_max</text:span></text:p>
          <text:p text:style-name="P3"><text:span text:style-name="T4">per_query_std</text:span></text:p>
          <text:p text:style-name="P3"><text:span text:style-name="T4">per_update_total</text:span></text:p>
          <text:p text:style-name="P3"><text:span text:style-name="T4">per_update_count</text:span></text:p>
          <text:p text:style-name="P3"><text:span text:style-name="T4">per_update_min</text:span></text:p>
          <text:p text:style-name="P3"><text:span text:style-name="T4">per_update_max</text:span></text:p>
          <text:p text:style-name="P3"><text:span text:style-name="T4">per_update_std</text:span></text:p>
        </draw:rect>
        <draw:rect draw:style-name="gr1" draw:text-style-name="P2" draw:layer="layout" svg:width="4.572cm" svg:height="0.869cm" svg:x="17.322cm" svg:y="1.227cm">
          <text:p text:style-name="P1"><text:span text:style-name="T1">Test Section</text:span></text:p>
        </draw:rect>
        <draw:rect draw:style-name="gr2" draw:text-style-name="P4" xml:id="id45" draw:id="id45" draw:layer="layout" svg:width="4.572cm" svg:height="7.852cm" svg:x="17.322cm" svg:y="2.011cm">
          <text:p text:style-name="P3"><text:span text:style-name="T2">test_section_id</text:span></text:p>
          <text:p text:style-name="P3"><text:span text:style-name="T2">test_conducted_id</text:span></text:p>
          <text:p text:style-name="P3"><text:span text:style-name="T2">test_section_type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>test_enabled</text:span></text:p>
          <text:p text:style-name="P3"><text:span text:style-name="T2">score_level1</text:span></text:p>
          <text:p text:style-name="P3"><text:span text:style-name="T2">score_level2</text:span></text:p>
          <text:p text:style-name="P3"><text:span text:style-name="T2">score_level3</text:span></text:p>
          <text:p text:style-name="P3"><text:span text:style-name="T2">progress_level1</text:span></text:p>
          <text:p text:style-name="P3"><text:span text:style-name="T2">progress_level2</text:span></text:p>
          <text:p text:style-name="P3"><text:span text:style-name="T2">progress_level3</text:span></text:p>
          <text:p text:style-name="P3"><text:span text:style-name="T2">count_level1</text:span></text:p>
          <text:p text:style-name="P3"><text:span text:style-name="T2">count_level2</text:span></text:p>
          <text:p text:style-name="P3"><text:span text:style-name="T2">count_level3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connector draw:style-name="gr3" draw:text-style-name="P1" draw:layer="layout" draw:type="curve" svg:x1="24.179cm" svg:y1="8.992cm" svg:x2="21.894cm" svg:y2="5.937cm" draw:start-shape="id44" draw:start-glue-point="0" draw:end-shape="id45" draw:end-glue-point="1" svg:d="m24179 8992c0-2037-761-3055-2285-3055">
          <text:p/>
        </draw:connector>
        <draw:circle draw:style-name="gr5" draw:text-style-name="P1" xml:id="id46" draw:id="id46" draw:layer="layout" svg:width="0.254cm" svg:height="0.254cm" svg:x="17.23cm" svg:y="2.711cm">
          <text:p/>
        </draw:circle>
        <draw:rect draw:style-name="gr4" draw:text-style-name="P5" draw:layer="layout" svg:width="4.156cm" svg:height="1.397cm" svg:x="17.557cm" svg:y="3.532cm">
          <text:p text:style-name="P3"><text:span text:style-name="T3">Basic, interop, advanced, </text:span></text:p>
          <text:p text:style-name="P3"><text:span text:style-name="T3">profiling, exceptional, </text:span></text:p>
          <text:p text:style-name="P3"><text:span text:style-name="T3">performance, Conformance,</text:span></text:p>
          <text:p text:style-name="P3"><text:span text:style-name="T3">forecast, forecast_prep</text:span></text:p>
        </draw:rect>
        <draw:connector draw:style-name="gr3" draw:text-style-name="P1" draw:layer="layout" draw:type="curve" svg:x1="17.23cm" svg:y1="2.838cm" svg:x2="12.563cm" svg:y2="1.421cm" draw:start-shape="id46" draw:start-glue-point="3" draw:end-shape="id47" draw:end-glue-point="1" svg:d="m17230 2838c-3499 0-1166-1417-4667-1417">
          <text:p/>
        </draw:connector>
        <draw:rect draw:style-name="gr1" draw:text-style-name="P2" draw:layer="layout" svg:width="6.776cm" svg:height="0.869cm" svg:x="19.227cm" svg:y="10.317cm">
          <text:p text:style-name="P1"><text:span text:style-name="T1">Test Profile</text:span></text:p>
        </draw:rect>
        <draw:rect draw:style-name="gr2" draw:text-style-name="P4" draw:layer="layout" svg:width="6.776cm" svg:height="7.044cm" svg:x="19.227cm" svg:y="11.101cm">
          <text:p text:style-name="P3"><text:span text:style-name="T2">test_profile_id</text:span></text:p>
          <text:p text:style-name="P3"><text:span text:style-name="T2">test_section_id</text:span></text:p>
          <text:p text:style-name="P3"><text:span text:style-name="T2">test_profile_status</text:span></text:p>
          <text:p text:style-name="P3"><text:span text:style-name="T2"/></text:p>
          <text:p text:style-name="P3"><text:span text:style-name="T2"/></text:p>
          <text:p text:style-name="P3"><text:span text:style-name="T2">profile_field_id</text:span></text:p>
          <text:p text:style-name="P3"><text:span text:style-name="T2">profile_usage_value_id</text:span></text:p>
          <text:p text:style-name="P3"><text:span text:style-name="T2">usage_expected</text:span></text:p>
          <text:p text:style-name="P3"><text:span text:style-name="T2">usage_detected</text:span></text:p>
          <text:p text:style-name="P3"><text:span text:style-name="T2">accept_expected</text:span></text:p>
          <text:p text:style-name="P3"><text:span text:style-name="T2">accept_detected</text:span></text:p>
          <text:p text:style-name="P3"><text:span text:style-name="T2">test_message_present_id</text:span></text:p>
          <text:p text:style-name="P3"><text:span text:style-name="T2">test_message_absent_id</text:span></text:p>
          <text:p text:style-name="P3"><text:span text:style-name="T2">compatibility_conformance</text:span></text:p>
        </draw:rect>
        <draw:rect draw:style-name="gr4" draw:text-style-name="P5" draw:layer="layout" svg:width="5.546cm" svg:height="0.508cm" svg:x="19.822cm" svg:y="12.738cm">
          <text:p text:style-name="P3"><text:span text:style-name="T3">Not Run, Expected, Not Expected</text:span></text:p>
        </draw:rect>
        <draw:circle draw:style-name="gr5" draw:text-style-name="P1" xml:id="id48" draw:id="id48" draw:layer="layout" svg:width="0.254cm" svg:height="0.254cm" svg:x="19.093cm" svg:y="11.841cm">
          <text:p/>
        </draw:circle>
        <draw:connector draw:style-name="gr3" draw:text-style-name="P1" draw:layer="layout" draw:type="curve" svg:x1="19.093cm" svg:y1="11.968cm" svg:x2="17.322cm" svg:y2="5.937cm" draw:start-shape="id48" draw:start-glue-point="3" draw:end-shape="id45" draw:end-glue-point="3" svg:d="m19093 11968c-3408 0-2522-6031-1771-6031">
          <text:p/>
        </draw:connector>
        <draw:circle draw:style-name="gr5" draw:text-style-name="P1" xml:id="id49" draw:id="id49" draw:layer="layout" svg:width="0.254cm" svg:height="0.254cm" svg:x="24.545cm" svg:y="16.541cm">
          <text:p/>
        </draw:circle>
        <draw:circle draw:style-name="gr5" draw:text-style-name="P1" xml:id="id50" draw:id="id50" draw:layer="layout" svg:width="0.254cm" svg:height="0.254cm" svg:x="24.545cm" svg:y="17.041cm">
          <text:p/>
        </draw:circle>
        <draw:connector draw:style-name="gr3" draw:text-style-name="P1" draw:layer="layout" draw:type="curve" svg:x1="24.799cm" svg:y1="16.668cm" svg:x2="25.92cm" svg:y2="9.426cm" draw:start-shape="id49" draw:start-glue-point="1" draw:end-shape="id44" draw:end-glue-point="1" svg:d="m24799 16668c2433 0 1872-7242 1121-7242">
          <text:p/>
        </draw:connector>
        <draw:connector draw:style-name="gr3" draw:text-style-name="P1" draw:layer="layout" draw:type="curve" svg:x1="24.799cm" svg:y1="17.168cm" svg:x2="25.92cm" svg:y2="9.426cm" draw:start-shape="id50" draw:start-glue-point="1" draw:end-shape="id44" draw:end-glue-point="1" svg:d="m24799 17168c2433 0 1872-7742 1121-7742">
          <text:p/>
        </draw:connector>
        <draw:rect draw:style-name="gr1" draw:text-style-name="P2" xml:id="id53" draw:id="id53" draw:layer="layout" svg:width="4.361cm" svg:height="0.869cm" svg:x="1.778cm" svg:y="4.964cm">
          <text:p text:style-name="P1"><text:span text:style-name="T1">Transform Field</text:span></text:p>
        </draw:rect>
        <draw:rect draw:style-name="gr2" draw:text-style-name="P4" draw:layer="layout" svg:width="4.361cm" svg:height="1.756cm" svg:x="1.778cm" svg:y="5.748cm">
          <text:p text:style-name="P3"><text:span text:style-name="T2">transform_field_id</text:span></text:p>
          <text:p text:style-name="P3"><text:span text:style-name="T2">transform_text</text:span></text:p>
          <text:p text:style-name="P3"><text:span text:style-name="T2">transform_expected</text:span></text:p>
          <text:p text:style-name="P3"><text:span text:style-name="T2"/></text:p>
        </draw:rect>
        <draw:rect draw:style-name="gr1" draw:text-style-name="P2" draw:layer="layout" svg:width="4.294cm" svg:height="0.869cm" svg:x="1.845cm" svg:y="1.259cm">
          <text:p text:style-name="P1"><text:span text:style-name="T1">Transform</text:span></text:p>
        </draw:rect>
        <draw:rect draw:style-name="gr2" draw:text-style-name="P4" draw:layer="layout" svg:width="4.294cm" svg:height="2.313cm" svg:x="1.845cm" svg:y="2.043cm">
          <text:p text:style-name="P3"><text:span text:style-name="T2">transform_id</text:span></text:p>
          <text:p text:style-name="P3"><text:span text:style-name="T2">transform_field_id</text:span></text:p>
          <text:p text:style-name="P3"><text:span text:style-name="T2">test_conducted_id</text:span></text:p>
          <text:p text:style-name="P3"><text:span text:style-name="T2">scenario_name</text:span></text:p>
          <text:p text:style-name="P3"><text:span text:style-name="T2"/></text:p>
        </draw:rect>
        <draw:circle draw:style-name="gr5" draw:text-style-name="P1" xml:id="id51" draw:id="id51" draw:layer="layout" svg:width="0.254cm" svg:height="0.254cm" svg:x="5.918cm" svg:y="3.195cm">
          <text:p/>
        </draw:circle>
        <draw:connector draw:style-name="gr3" draw:text-style-name="P1" draw:layer="layout" draw:type="curve" svg:x1="6.172cm" svg:y1="3.322cm" svg:x2="7.812cm" svg:y2="1.421cm" draw:start-shape="id51" draw:start-glue-point="1" draw:end-shape="id47" draw:end-glue-point="3" svg:d="m6172 3322c1230 0 410-1901 1640-1901">
          <text:p/>
        </draw:connector>
        <draw:circle draw:style-name="gr5" draw:text-style-name="P1" xml:id="id52" draw:id="id52" draw:layer="layout" svg:width="0.254cm" svg:height="0.254cm" svg:x="1.736cm" svg:y="2.795cm">
          <text:p/>
        </draw:circle>
        <draw:connector draw:style-name="gr3" draw:text-style-name="P1" draw:layer="layout" draw:type="curve" svg:x1="1.736cm" svg:y1="2.922cm" svg:x2="1.778cm" svg:y2="5.398cm" draw:start-shape="id52" draw:start-glue-point="3" draw:end-shape="id53" draw:end-glue-point="3" svg:d="m1736 2922c-751 0-772 2476 42 2476">
          <text:p/>
        </draw:connector>
        <draw:rect draw:style-name="gr1" draw:text-style-name="P2" xml:id="id55" draw:id="id55" draw:layer="layout" svg:width="2.921cm" svg:height="0.869cm" svg:x="15.135cm" svg:y="12.169cm">
          <text:p text:style-name="P1"><text:span text:style-name="T1">Profile Field</text:span></text:p>
        </draw:rect>
        <draw:circle draw:style-name="gr5" draw:text-style-name="P1" xml:id="id54" draw:id="id54" draw:layer="layout" svg:width="0.254cm" svg:height="0.254cm" svg:x="19.093cm" svg:y="13.641cm">
          <text:p/>
        </draw:circle>
        <draw:connector draw:style-name="gr3" draw:text-style-name="P1" draw:layer="layout" draw:type="curve" svg:x1="19.093cm" svg:y1="13.768cm" svg:x2="16.595cm" svg:y2="13.038cm" draw:start-shape="id54" draw:start-glue-point="3" draw:end-shape="id55" draw:end-glue-point="2" svg:d="m19093 13768c-1666 0-2498-243-2498-730">
          <text:p/>
        </draw:connector>
        <draw:rect draw:style-name="gr1" draw:text-style-name="P2" xml:id="id57" draw:id="id57" draw:layer="layout" svg:width="4.607cm" svg:height="0.869cm" svg:x="14.346cm" svg:y="15.319cm">
          <text:p text:style-name="P1"><text:span text:style-name="T1">Profile Usage Value</text:span></text:p>
        </draw:rect>
        <draw:circle draw:style-name="gr5" draw:text-style-name="P1" xml:id="id56" draw:id="id56" draw:layer="layout" svg:width="0.254cm" svg:height="0.254cm" svg:x="19.093cm" svg:y="14.172cm">
          <text:p/>
        </draw:circle>
        <draw:connector draw:style-name="gr3" draw:text-style-name="P1" draw:layer="layout" draw:type="curve" svg:x1="19.093cm" svg:y1="14.299cm" svg:x2="16.649cm" svg:y2="15.319cm" draw:start-shape="id56" draw:start-glue-point="3" draw:end-shape="id57" svg:d="m19093 14299c-1630 0-2444 340-2444 1020">
          <text:p/>
        </draw:connector>
        <draw:rect draw:style-name="gr2" draw:text-style-name="P7" draw:layer="layout" svg:width="4.041cm" svg:height="3.612cm" svg:x="1.404cm" svg:y="8.818cm">
          <text:p text:style-name="P3"><text:span text:style-name="T4">tester_status_id</text:span></text:p>
          <text:p text:style-name="P3"><text:span text:style-name="T5">tester_name</text:span></text:p>
          <text:p text:style-name="P3"><text:span text:style-name="T6">ready_status</text:span></text:p>
          <text:p text:style-name="P3"><text:span text:style-name="T6">status_date</text:span></text:p>
          <text:p text:style-name="P3"><text:span text:style-name="T6">test_conducted_id</text:span></text:p>
          <text:p text:style-name="P3"><text:span text:style-name="T6">etc_query_date</text:span></text:p>
          <text:p text:style-name="P3"><text:span text:style-name="T6">etc_update_date</text:span></text:p>
        </draw:rect>
        <draw:rect draw:style-name="gr1" draw:text-style-name="P2" draw:layer="layout" svg:width="4.041cm" svg:height="0.869cm" svg:x="1.404cm" svg:y="8.028cm">
          <text:p text:style-name="P1"><text:span text:style-name="T1">Tester Status</text:span></text:p>
        </draw:rect>
        <draw:circle draw:style-name="gr5" draw:text-style-name="P1" xml:id="id58" draw:id="id58" draw:layer="layout" svg:width="0.254cm" svg:height="0.254cm" svg:x="5.354cm" svg:y="10.94cm">
          <text:p/>
        </draw:circle>
        <draw:connector draw:style-name="gr3" draw:text-style-name="P1" draw:layer="layout" draw:type="curve" svg:x1="5.608cm" svg:y1="11.067cm" svg:x2="7.812cm" svg:y2="11.194cm" draw:start-shape="id58" draw:start-glue-point="1" draw:end-shape="id59" svg:d="m5608 11067c1653 0 551 127 2204 127">
          <text:p/>
        </draw:connector>
        <draw:rect draw:style-name="gr2" draw:text-style-name="P7" draw:layer="layout" svg:width="4.041cm" svg:height="3.147cm" svg:x="1.635cm" svg:y="14.871cm">
          <text:p text:style-name="P3"><text:span text:style-name="T4">tester_command_id</text:span></text:p>
          <text:p text:style-name="P3"><text:span text:style-name="T5">tester_name</text:span></text:p>
          <text:p text:style-name="P3"><text:span text:style-name="T6">test_participant_id</text:span></text:p>
          <text:p text:style-name="P3"><text:span text:style-name="T6">command_text</text:span></text:p>
          <text:p text:style-name="P3"><text:span text:style-name="T6">command_options</text:span></text:p>
          <text:p text:style-name="P3"><text:span text:style-name="T6">run_date</text:span></text:p>
        </draw:rect>
        <draw:rect draw:style-name="gr1" draw:text-style-name="P2" draw:layer="layout" svg:width="4.041cm" svg:height="0.869cm" svg:x="1.635cm" svg:y="14.081cm">
          <text:p text:style-name="P1"><text:span text:style-name="T1">Tester Command</text:span></text:p>
        </draw:rect>
        <draw:rect draw:style-name="gr1" draw:text-style-name="P2" xml:id="id61" draw:id="id61" draw:layer="layout" svg:width="4.751cm" svg:height="0.869cm" svg:x="1.456cm" svg:y="18.607cm">
          <text:p text:style-name="P1"><text:span text:style-name="T1">Test Participant</text:span></text:p>
        </draw:rect>
        <draw:circle draw:style-name="gr5" draw:text-style-name="P1" xml:id="id60" draw:id="id60" draw:layer="layout" svg:width="0.254cm" svg:height="0.254cm" svg:x="5.545cm" svg:y="15.986cm">
          <text:p/>
        </draw:circle>
        <draw:connector draw:style-name="gr3" draw:text-style-name="P1" draw:layer="layout" draw:type="curve" svg:x1="5.799cm" svg:y1="16.113cm" svg:x2="6.207cm" svg:y2="19.041cm" draw:start-shape="id60" draw:start-glue-point="1" draw:end-shape="id61" draw:end-glue-point="1" svg:d="m5799 16113c1363 0 1159 2928 408 2928">
          <text:p/>
        </draw:connector>
      </draw:page>
      <draw:page draw:name="page4" draw:style-name="dp1" draw:master-page-name="Default">
        <draw:rect draw:style-name="gr1" draw:text-style-name="P2" xml:id="id63" draw:id="id63" draw:layer="layout" svg:width="7.672cm" svg:height="0.869cm" svg:x="1.019cm" svg:y="0.978cm">
          <text:p text:style-name="P8"><text:span text:style-name="T1">Test Message</text:span></text:p>
        </draw:rect>
        <draw:rect draw:style-name="gr2" draw:text-style-name="P4" xml:id="id69" draw:id="id69" draw:layer="layout" svg:width="7.672cm" svg:height="18.828cm" svg:x="1.019cm" svg:y="1.762cm">
          <text:p text:style-name="P9"><text:span text:style-name="T2">test_message_id</text:span></text:p>
          <text:p text:style-name="P9"><text:span text:style-name="T2">test_section_id</text:span></text:p>
          <text:p text:style-name="P9"><text:span text:style-name="T2">test_position</text:span></text:p>
          <text:p text:style-name="P9"><text:span text:style-name="T2">test_type</text:span></text:p>
          <text:p text:style-name="P9"><text:span text:style-name="T2">test_case_set </text:span></text:p>
          <text:p text:style-name="P9"><text:span text:style-name="T2">test_case_number</text:span></text:p>
          <text:p text:style-name="P9"><text:span text:style-name="T2">test_case_category</text:span></text:p>
          <text:p text:style-name="P9"><text:span text:style-name="T2">test_case_description</text:span></text:p>
          <text:p text:style-name="P9"><text:span text:style-name="T2">test_case_assert_result</text:span></text:p>
          <text:p text:style-name="P9"><text:span text:style-name="T2">prep_patient_type</text:span></text:p>
          <text:p text:style-name="P9"><text:span text:style-name="T2">prep_transforms_quick</text:span></text:p>
          <text:p text:style-name="P9"><text:span text:style-name="T2">prep_transforms_custom</text:span></text:p>
          <text:p text:style-name="P9"><text:span text:style-name="T2">prep_transforms_addition</text:span></text:p>
          <text:p text:style-name="P9"><text:span text:style-name="T2">prep_transforms_cause_issue</text:span></text:p>
          <text:p text:style-name="P9"><text:span text:style-name="T2">prep_cause_issue_names</text:span></text:p>
          <text:p text:style-name="P9"><text:span text:style-name="T2">prep_has_issue</text:span></text:p>
          <text:p text:style-name="P9"><text:span text:style-name="T2">prep_major_changes_made</text:span></text:p>
          <text:p text:style-name="P9"><text:span text:style-name="T2">prep_not_expected_to_conform</text:span></text:p>
          <text:p text:style-name="P9"><text:span text:style-name="T2">prep_message_accept_status_debug</text:span></text:p>
          <text:p text:style-name="P9"><text:span text:style-name="T2">prep_scenario_name</text:span></text:p>
          <text:p text:style-name="P9"><text:span text:style-name="T2">prep_message_derived_from</text:span></text:p>
          <text:p text:style-name="P9"><text:span text:style-name="T2">prep_message_original</text:span></text:p>
          <text:p text:style-name="P9"><text:span text:style-name="T7">prep_message_original_response</text:span></text:p>
          <text:p text:style-name="P9"><text:span text:style-name="T2">prep_message_actual</text:span></text:p>
          <text:p text:style-name="P9"><text:span text:style-name="T2">result_message_actual</text:span></text:p>
          <text:p text:style-name="P9"><text:span text:style-name="T2">result_status</text:span></text:p>
          <text:p text:style-name="P9"><text:span text:style-name="T7">result_accepted</text:span></text:p>
          <text:p text:style-name="P9"><text:span text:style-name="T2">result_exception_text</text:span></text:p>
          <text:p text:style-name="P9"><text:span text:style-name="T2">result_accepted_message</text:span></text:p>
          <text:p text:style-name="P9"><text:span text:style-name="T2">result_response_type</text:span></text:p>
          <text:p text:style-name="P9"><text:span text:style-name="T2">result_ack_type</text:span></text:p>
          <text:p text:style-name="P9"><text:span text:style-name="T2">result_ack_conformance</text:span></text:p>
          <text:p text:style-name="P9"><text:span text:style-name="T2">result_query_type</text:span></text:p>
          <text:p text:style-name="P9"><text:span text:style-name="T7">result_store_status</text:span></text:p>
          <text:p text:style-name="P9"><text:span text:style-name="T7">result_forecast_status</text:span></text:p>
          <text:p text:style-name="P9"><text:span text:style-name="T7">result_manual_test</text:span></text:p>
          <text:p text:style-name="P9"><text:span text:style-name="T2">forecast_test_panel_case_id</text:span></text:p>
          <text:p text:style-name="P9"><text:span text:style-name="T2">forecast_test_panel_id</text:span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  <text:p text:style-name="P9"><text:span text:style-name="T2"/></text:p>
        </draw:rect>
        <draw:rect draw:style-name="gr4" draw:text-style-name="P5" draw:layer="layout" svg:width="2.695cm" svg:height="0.508cm" svg:x="3.119cm" svg:y="3.367cm">
          <text:p text:style-name="P10"><text:span text:style-name="T3">prep, update, query</text:span></text:p>
        </draw:rect>
        <draw:circle draw:style-name="gr5" draw:text-style-name="P1" xml:id="id66" draw:id="id66" draw:layer="layout" svg:width="0.254cm" svg:height="0.254cm" svg:x="4.437cm" svg:y="2.502cm">
          <text:p/>
        </draw:circle>
        <draw:rect draw:style-name="gr1" draw:text-style-name="P2" xml:id="id65" draw:id="id65" draw:layer="layout" svg:width="5.207cm" svg:height="0.869cm" svg:x="21.647cm" svg:y="1.032cm">
          <text:p text:style-name="P8"><text:span text:style-name="T1">Comparison Field</text:span></text:p>
        </draw:rect>
        <draw:rect draw:style-name="gr2" draw:text-style-name="P4" draw:layer="layout" svg:width="5.207cm" svg:height="2.259cm" svg:x="21.647cm" svg:y="1.816cm">
          <text:p text:style-name="P9"><text:span text:style-name="T2">comparison_field_id</text:span></text:p>
          <text:p text:style-name="P9"><text:span text:style-name="T2">field_name</text:span></text:p>
          <text:p text:style-name="P9"><text:span text:style-name="T2">field_label</text:span></text:p>
          <text:p text:style-name="P9"><text:span text:style-name="T2">priority_label</text:span></text:p>
        </draw:rect>
        <draw:rect draw:style-name="gr1" draw:text-style-name="P2" draw:layer="layout" svg:width="4.572cm" svg:height="0.869cm" svg:x="10.416cm" svg:y="1.051cm">
          <text:p text:style-name="P8"><text:span text:style-name="T1">Comparison</text:span></text:p>
        </draw:rect>
        <draw:rect draw:style-name="gr2" draw:text-style-name="P4" draw:layer="layout" svg:width="4.572cm" svg:height="3.737cm" svg:x="10.416cm" svg:y="1.835cm">
          <text:p text:style-name="P9"><text:span text:style-name="T2">comparison_id</text:span></text:p>
          <text:p text:style-name="P9"><text:span text:style-name="T2">comparison_field_id</text:span></text:p>
          <text:p text:style-name="P9"><text:span text:style-name="T2">test_message_id</text:span></text:p>
          <text:p text:style-name="P9"><text:span text:style-name="T2">value_original</text:span></text:p>
          <text:p text:style-name="P9"><text:span text:style-name="T2">value_compare</text:span></text:p>
          <text:p text:style-name="P9"><text:span text:style-name="T2">comparison_status</text:span></text:p>
          <text:p text:style-name="P9"><text:span text:style-name="T2"/></text:p>
        </draw:rect>
        <draw:rect draw:style-name="gr4" draw:text-style-name="P5" draw:layer="layout" svg:width="3.013cm" svg:height="0.508cm" svg:x="11.014cm" svg:y="4.937cm">
          <text:p text:style-name="P10"><text:span text:style-name="T3">pass, fail, not tested</text:span></text:p>
        </draw:rect>
        <draw:circle draw:style-name="gr5" draw:text-style-name="P1" xml:id="id62" draw:id="id62" draw:layer="layout" svg:width="0.254cm" svg:height="0.254cm" svg:x="10.289cm" svg:y="3.087cm">
          <text:p/>
        </draw:circle>
        <draw:connector draw:style-name="gr3" draw:text-style-name="P1" draw:layer="layout" draw:type="curve" svg:x1="10.289cm" svg:y1="3.214cm" svg:x2="8.691cm" svg:y2="1.412cm" draw:start-shape="id62" draw:start-glue-point="3" draw:end-shape="id63" svg:d="m10289 3214c-1198 0-400-1802-1598-1802">
          <text:p/>
        </draw:connector>
        <draw:circle draw:style-name="gr5" draw:text-style-name="P1" xml:id="id64" draw:id="id64" draw:layer="layout" svg:width="0.254cm" svg:height="0.254cm" svg:x="14.607cm" svg:y="2.587cm">
          <text:p/>
        </draw:circle>
        <draw:connector draw:style-name="gr3" draw:text-style-name="P1" draw:layer="layout" draw:type="curve" svg:x1="14.861cm" svg:y1="2.714cm" svg:x2="21.647cm" svg:y2="1.466cm" draw:start-shape="id64" draw:start-glue-point="1" draw:end-shape="id65" draw:end-glue-point="3" svg:d="m14861 2714c5089 0 1697-1248 6786-1248">
          <text:p/>
        </draw:connector>
        <draw:rect draw:style-name="gr1" draw:text-style-name="P2" xml:id="id67" draw:id="id67" draw:layer="layout" svg:width="2.794cm" svg:height="0.869cm" svg:x="5.699cm" svg:y="2.163cm">
          <text:p text:style-name="P8"><text:span text:style-name="T1">Test Section</text:span></text:p>
        </draw:rect>
        <draw:connector draw:style-name="gr3" draw:text-style-name="P1" draw:layer="layout" draw:type="curve" svg:x1="4.691cm" svg:y1="2.629cm" svg:x2="5.699cm" svg:y2="2.597cm" draw:start-shape="id66" draw:start-glue-point="1" draw:end-shape="id67" draw:end-glue-point="3" svg:d="m4691 2629c756 0 252-32 1008-32">
          <text:p/>
        </draw:connector>
        <draw:rect draw:style-name="gr1" draw:text-style-name="P2" xml:id="id71" draw:id="id71" draw:layer="layout" svg:width="5.207cm" svg:height="0.869cm" svg:x="21.733cm" svg:y="4.857cm">
          <text:p text:style-name="P8"><text:span text:style-name="T1">Assertion Field</text:span></text:p>
        </draw:rect>
        <draw:rect draw:style-name="gr2" draw:text-style-name="P4" draw:layer="layout" svg:width="5.207cm" svg:height="1.749cm" svg:x="21.733cm" svg:y="5.641cm">
          <text:p text:style-name="P9"><text:span text:style-name="T2">assertion_field_id</text:span></text:p>
          <text:p text:style-name="P9"><text:span text:style-name="T2">assertion_type</text:span></text:p>
          <text:p text:style-name="P9"><text:span text:style-name="T2">assertion_description</text:span></text:p>
        </draw:rect>
        <draw:rect draw:style-name="gr1" draw:text-style-name="P2" draw:layer="layout" svg:width="5.456cm" svg:height="0.869cm" svg:x="15.502cm" svg:y="4.176cm">
          <text:p text:style-name="P8"><text:span text:style-name="T1">Assertion</text:span></text:p>
        </draw:rect>
        <draw:rect draw:style-name="gr2" draw:text-style-name="P4" draw:layer="layout" svg:width="5.456cm" svg:height="3.179cm" svg:x="15.502cm" svg:y="5.06cm">
          <text:p text:style-name="P9"><text:span text:style-name="T2">assertion_id</text:span></text:p>
          <text:p text:style-name="P9"><text:span text:style-name="T2">assertion_field_id</text:span></text:p>
          <text:p text:style-name="P9"><text:span text:style-name="T2">test_message_id</text:span></text:p>
          <text:p text:style-name="P9"><text:span text:style-name="T2">location_path</text:span></text:p>
          <text:p text:style-name="P9"><text:span text:style-name="T2">assertion_result</text:span></text:p>
        </draw:rect>
        <draw:rect draw:style-name="gr4" draw:text-style-name="P5" draw:layer="layout" svg:width="4.699cm" svg:height="0.52cm" svg:x="16.005cm" svg:y="7.592cm">
          <text:p text:style-name="P10"><text:span text:style-name="T3">warning, error, alert, informational</text:span></text:p>
        </draw:rect>
        <draw:circle draw:style-name="gr5" draw:text-style-name="P1" xml:id="id68" draw:id="id68" draw:layer="layout" svg:width="0.254cm" svg:height="0.254cm" svg:x="15.375cm" svg:y="6.212cm">
          <text:p/>
        </draw:circle>
        <draw:connector draw:style-name="gr3" draw:text-style-name="P1" draw:layer="layout" draw:type="curve" svg:x1="15.375cm" svg:y1="6.339cm" svg:x2="8.691cm" svg:y2="11.176cm" draw:start-shape="id68" draw:start-glue-point="3" draw:end-shape="id69" svg:d="m15375 6339c-5013 0-1671 4837-6684 4837">
          <text:p/>
        </draw:connector>
        <draw:circle draw:style-name="gr5" draw:text-style-name="P1" xml:id="id70" draw:id="id70" draw:layer="layout" svg:width="0.254cm" svg:height="0.254cm" svg:x="19.293cm" svg:y="5.812cm">
          <text:p/>
        </draw:circle>
        <draw:connector draw:style-name="gr3" draw:text-style-name="P1" draw:layer="layout" draw:type="curve" svg:x1="19.547cm" svg:y1="5.939cm" svg:x2="21.733cm" svg:y2="5.291cm" draw:start-shape="id70" draw:start-glue-point="1" draw:end-shape="id71" draw:end-glue-point="3" svg:d="m19547 5939c1639 0 547-648 2186-648">
          <text:p/>
        </draw:connector>
        <draw:rect draw:style-name="gr4" draw:text-style-name="P5" draw:layer="layout" svg:width="1.651cm" svg:height="0.508cm" svg:x="3.893cm" svg:y="13.713cm">
          <text:p text:style-name="P10"><text:span text:style-name="T3">PASS, FAIL</text:span></text:p>
        </draw:rect>
        <draw:rect draw:style-name="gr4" draw:text-style-name="P5" draw:layer="layout" svg:width="5.715cm" svg:height="0.508cm" svg:x="4.817cm" svg:y="17.056cm">
          <text:p text:style-name="P10"><text:span text:style-name="T3">Match, List, Not Found, Too Many, Error</text:span></text:p>
        </draw:rect>
        <draw:rect draw:style-name="gr1" draw:text-style-name="P2" xml:id="id74" draw:id="id74" draw:layer="layout" svg:width="5.207cm" svg:height="0.869cm" svg:x="21.674cm" svg:y="17.764cm">
          <text:p text:style-name="P8"><text:span text:style-name="T1">Forecast Field</text:span></text:p>
        </draw:rect>
        <draw:rect draw:style-name="gr2" draw:text-style-name="P4" draw:layer="layout" svg:width="5.207cm" svg:height="1.375cm" svg:x="21.674cm" svg:y="18.548cm">
          <text:p text:style-name="P9"><text:span text:style-name="T2">forecast_field_id</text:span></text:p>
          <text:p text:style-name="P9"><text:span text:style-name="T2">vaccine_code</text:span></text:p>
        </draw:rect>
        <draw:rect draw:style-name="gr4" draw:text-style-name="P5" draw:layer="layout" svg:width="3.048cm" svg:height="0.508cm" svg:x="5.171cm" svg:y="17.491cm">
          <text:p text:style-name="P10"><text:span text:style-name="T3">a-r, a-nr, na-r, na-nr</text:span></text:p>
        </draw:rect>
        <draw:rect draw:style-name="gr4" draw:text-style-name="P5" draw:layer="layout" svg:width="3.429cm" svg:height="0.508cm" svg:x="5.579cm" svg:y="17.972cm">
          <text:p text:style-name="P10"><text:span text:style-name="T3">Included, Not Included</text:span></text:p>
        </draw:rect>
        <draw:rect draw:style-name="gr1" draw:text-style-name="P2" draw:layer="layout" svg:width="4.926cm" svg:height="0.869cm" svg:x="11.306cm" svg:y="12.692cm">
          <text:p text:style-name="P8"><text:span text:style-name="T1">Forecast</text:span></text:p>
        </draw:rect>
        <draw:rect draw:style-name="gr2" draw:text-style-name="P4" draw:layer="layout" svg:width="4.926cm" svg:height="6.955cm" svg:x="11.306cm" svg:y="13.476cm">
          <text:p text:style-name="P9"><text:span text:style-name="T2">forecast_id</text:span></text:p>
          <text:p text:style-name="P9"><text:span text:style-name="T2">forecast_field_id</text:span></text:p>
          <text:p text:style-name="P9"><text:span text:style-name="T2">test_message_id</text:span></text:p>
          <text:p text:style-name="P9"><text:span text:style-name="T2">forecast_type</text:span></text:p>
          <text:p text:style-name="P9"><text:span text:style-name="T2">schedule_name</text:span></text:p>
          <text:p text:style-name="P9"><text:span text:style-name="T2">series_name</text:span></text:p>
          <text:p text:style-name="P9"><text:span text:style-name="T2">series_dose_count</text:span></text:p>
          <text:p text:style-name="P9"><text:span text:style-name="T2">dose_number</text:span></text:p>
          <text:p text:style-name="P9"><text:span text:style-name="T2">date_earliest</text:span></text:p>
          <text:p text:style-name="P9"><text:span text:style-name="T2">date_due</text:span></text:p>
          <text:p text:style-name="P9"><text:span text:style-name="T2">date_overdue</text:span></text:p>
          <text:p text:style-name="P9"><text:span text:style-name="T2">date_latest</text:span></text:p>
          <text:p text:style-name="P9"><text:span text:style-name="T2">series_status</text:span></text:p>
          <text:p text:style-name="P9"><text:span text:style-name="T2">reason_code</text:span></text:p>
        </draw:rect>
        <draw:circle draw:style-name="gr5" draw:text-style-name="P1" xml:id="id72" draw:id="id72" draw:layer="layout" svg:width="0.254cm" svg:height="0.254cm" svg:x="11.179cm" svg:y="14.728cm">
          <text:p/>
        </draw:circle>
        <draw:circle draw:style-name="gr5" draw:text-style-name="P1" xml:id="id73" draw:id="id73" draw:layer="layout" svg:width="0.254cm" svg:height="0.254cm" svg:x="14.797cm" svg:y="14.228cm">
          <text:p/>
        </draw:circle>
        <draw:rect draw:style-name="gr4" draw:text-style-name="P5" draw:layer="layout" svg:width="2.54cm" svg:height="0.508cm" svg:x="14.354cm" svg:y="15.005cm">
          <text:p text:style-name="P10"><text:span text:style-name="T3">Actual, Expected</text:span></text:p>
        </draw:rect>
        <draw:connector draw:style-name="gr3" draw:text-style-name="P1" draw:layer="layout" draw:type="curve" svg:x1="11.179cm" svg:y1="14.855cm" svg:x2="8.691cm" svg:y2="11.176cm" draw:start-shape="id72" draw:start-glue-point="3" draw:end-shape="id69" svg:d="m11179 14855c-1866 0-622-3679-2488-3679">
          <text:p/>
        </draw:connector>
        <draw:connector draw:style-name="gr3" draw:text-style-name="P1" draw:layer="layout" draw:type="curve" svg:x1="15.051cm" svg:y1="14.355cm" svg:x2="21.674cm" svg:y2="18.198cm" draw:start-shape="id73" draw:start-glue-point="1" draw:end-shape="id74" draw:end-glue-point="3" svg:d="m15051 14355c4968 0 1657 3843 6623 3843">
          <text:p/>
        </draw:connector>
        <draw:rect draw:style-name="gr1" draw:text-style-name="P2" xml:id="id76" draw:id="id76" draw:layer="layout" svg:width="5.207cm" svg:height="0.869cm" svg:x="21.701cm" svg:y="14.088cm">
          <text:p text:style-name="P8"><text:span text:style-name="T1">Evaluation Field</text:span></text:p>
        </draw:rect>
        <draw:rect draw:style-name="gr2" draw:text-style-name="P4" draw:layer="layout" svg:width="5.207cm" svg:height="2.257cm" svg:x="21.701cm" svg:y="14.872cm">
          <text:p text:style-name="P9"><text:span text:style-name="T2">evaluation_field_id</text:span></text:p>
          <text:p text:style-name="P9"><text:span text:style-name="T2">component_code</text:span></text:p>
          <text:p text:style-name="P9"><text:span text:style-name="T2">vaccine_code</text:span></text:p>
          <text:p text:style-name="P9"><text:span text:style-name="T2">vaccine_date</text:span></text:p>
        </draw:rect>
        <draw:rect draw:style-name="gr1" draw:text-style-name="P2" draw:layer="layout" svg:width="4.064cm" svg:height="0.869cm" svg:x="17.013cm" svg:y="8.581cm">
          <text:p text:style-name="P8"><text:span text:style-name="T1">Evaluation</text:span></text:p>
        </draw:rect>
        <draw:rect draw:style-name="gr2" draw:text-style-name="P4" draw:layer="layout" svg:width="4.064cm" svg:height="5.312cm" svg:x="17.013cm" svg:y="9.365cm">
          <text:p text:style-name="P9"><text:span text:style-name="T2">evaluation_id</text:span></text:p>
          <text:p text:style-name="P9"><text:span text:style-name="T2">evaluation_field_id</text:span></text:p>
          <text:p text:style-name="P9"><text:span text:style-name="T2">test_message_id</text:span></text:p>
          <text:p text:style-name="P9"><text:span text:style-name="T2">evaluation_type</text:span></text:p>
          <text:p text:style-name="P9"><text:span text:style-name="T2">schedule_name</text:span></text:p>
          <text:p text:style-name="P9"><text:span text:style-name="T2">dose_number</text:span></text:p>
          <text:p text:style-name="P9"><text:span text:style-name="T2">dose_validity</text:span></text:p>
          <text:p text:style-name="P9"><text:span text:style-name="T2">series_name</text:span></text:p>
          <text:p text:style-name="P9"><text:span text:style-name="T2">series_dose_count</text:span></text:p>
          <text:p text:style-name="P9"><text:span text:style-name="T2">series_status</text:span></text:p>
          <text:p text:style-name="P9"><text:span text:style-name="T2">reason_code</text:span></text:p>
          <text:p text:style-name="P9"><text:span text:style-name="T2"/></text:p>
        </draw:rect>
        <draw:circle draw:style-name="gr5" draw:text-style-name="P1" xml:id="id77" draw:id="id77" draw:layer="layout" svg:width="0.254cm" svg:height="0.254cm" svg:x="16.886cm" svg:y="10.617cm">
          <text:p/>
        </draw:circle>
        <draw:circle draw:style-name="gr5" draw:text-style-name="P1" xml:id="id75" draw:id="id75" draw:layer="layout" svg:width="0.254cm" svg:height="0.254cm" svg:x="21.004cm" svg:y="10.117cm">
          <text:p/>
        </draw:circle>
        <draw:rect draw:style-name="gr4" draw:text-style-name="P5" draw:layer="layout" svg:width="2.54cm" svg:height="0.508cm" svg:x="20.442cm" svg:y="10.906cm">
          <text:p text:style-name="P10"><text:span text:style-name="T3">Actual, Expected</text:span></text:p>
        </draw:rect>
        <draw:connector draw:style-name="gr3" draw:text-style-name="P1" draw:layer="layout" draw:type="curve" svg:x1="21.258cm" svg:y1="10.244cm" svg:x2="24.304cm" svg:y2="14.088cm" draw:start-shape="id75" draw:start-glue-point="1" draw:end-shape="id76" svg:d="m21258 10244c2031 0 3046 1281 3046 3844">
          <text:p/>
        </draw:connector>
        <draw:connector draw:style-name="gr3" draw:text-style-name="P1" draw:layer="layout" draw:type="curve" svg:x1="16.886cm" svg:y1="10.744cm" svg:x2="8.691cm" svg:y2="11.176cm" draw:start-shape="id77" draw:start-glue-point="3" draw:end-shape="id69" draw:end-glue-point="1" svg:d="m16886 10744c-6145 0-2048 432-8195 432">
          <text:p/>
        </draw:connector>
      </draw:page>
      <draw:page draw:name="page5" draw:style-name="dp1" draw:master-page-name="Default">
        <draw:rect draw:style-name="gr1" draw:text-style-name="P2" draw:layer="layout" svg:width="7.02cm" svg:height="0.869cm" svg:x="12.395cm" svg:y="5.354cm">
          <text:p text:style-name="P1"><text:span text:style-name="T1">Profile Usage Value</text:span></text:p>
        </draw:rect>
        <draw:rect draw:style-name="gr2" draw:text-style-name="P4" draw:layer="layout" svg:width="7.02cm" svg:height="9.34cm" svg:x="12.395cm" svg:y="6.138cm">
          <text:p text:style-name="P3"><text:span text:style-name="T2">profile_usage_value_id</text:span></text:p>
          <text:p text:style-name="P3"><text:span text:style-name="T2">profile_field_id</text:span></text:p>
          <text:p text:style-name="P3"><text:span text:style-name="T2">profile_usage_id</text:span></text:p>
          <text:p text:style-name="P3"><text:span text:style-name="T2">field_name</text:span></text:p>
          <text:p text:style-name="P3"><text:span text:style-name="T2">test_usage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>notes</text:span></text:p>
          <text:p text:style-name="P3"><text:span text:style-name="T2">usage_detected</text:span></text:p>
          <text:p text:style-name="P3"><text:span text:style-name="T2">enforcement</text:span></text:p>
          <text:p text:style-name="P3"><text:span text:style-name="T2">implementation</text:span></text:p>
          <text:p text:style-name="P3"><text:span text:style-name="T2">message_accept_status</text:span></text:p>
          <text:p text:style-name="P3"><text:span text:style-name="T2">message_accept_status_detected</text:span></text:p>
          <text:p text:style-name="P3"><text:span text:style-name="T2">message_accept_status_debug</text:span></text:p>
          <text:p text:style-name="P3"><text:span text:style-name="T2">link_definition</text:span></text:p>
          <text:p text:style-name="P3"><text:span text:style-name="T2">link_detail</text:span></text:p>
          <text:p text:style-name="P3"><text:span text:style-name="T2">link_clarification</text:span></text:p>
          <text:p text:style-name="P3"><text:span text:style-name="T2">link_supplement</text:span></text:p>
          <text:p text:style-name="P3"><text:span text:style-name="T2">link_table</text:span></text:p>
        </draw:rect>
        <draw:rect draw:style-name="gr1" draw:text-style-name="P2" xml:id="id81" draw:id="id81" draw:layer="layout" svg:width="4.735cm" svg:height="0.869cm" svg:x="20.612cm" svg:y="6.573cm">
          <text:p text:style-name="P1"><text:span text:style-name="T1">Profile Field</text:span></text:p>
        </draw:rect>
        <draw:rect draw:style-name="gr2" draw:text-style-name="P4" draw:layer="layout" svg:width="4.735cm" svg:height="12.693cm" svg:x="20.612cm" svg:y="7.357cm">
          <text:p text:style-name="P3"><text:span text:style-name="T2">profile_field_id</text:span></text:p>
          <text:p text:style-name="P3"><text:span text:style-name="T2">profile_field_id_parent</text:span></text:p>
          <text:p text:style-name="P3"><text:span text:style-name="T2">pos</text:span></text:p>
          <text:p text:style-name="P3"><text:span text:style-name="T2">field_name</text:span></text:p>
          <text:p text:style-name="P3"><text:span text:style-name="T2">profile_field_type</text:span></text:p>
          <text:p text:style-name="P3"><text:span text:style-name="T2">segment_name</text:span></text:p>
          <text:p text:style-name="P3"><text:span text:style-name="T2">description</text:span></text:p>
          <text:p text:style-name="P3"><text:span text:style-name="T2">code_value</text:span></text:p>
          <text:p text:style-name="P3"><text:span text:style-name="T2">code_label</text:span></text:p>
          <text:p text:style-name="P3"><text:span text:style-name="T2">transforms_present</text:span></text:p>
          <text:p text:style-name="P3"><text:span text:style-name="T2">transforms_absent</text:span></text:p>
          <text:p text:style-name="P3"><text:span text:style-name="T2">pos_in_segment</text:span></text:p>
          <text:p text:style-name="P3"><text:span text:style-name="T2">pos_in_field</text:span></text:p>
          <text:p text:style-name="P3"><text:span text:style-name="T2">pos_in_sub_field</text:span></text:p>
          <text:p text:style-name="P3"><text:span text:style-name="T2">special_name</text:span></text:p>
          <text:p text:style-name="P3"><text:span text:style-name="T2">special_section</text:span></text:p>
          <text:p text:style-name="P3"><text:span text:style-name="T2">data_type</text:span></text:p>
          <text:p text:style-name="P3"><text:span text:style-name="T2">table_name</text:span></text:p>
          <text:p text:style-name="P3"><text:span text:style-name="T2">date_type_def</text:span></text:p>
          <text:p text:style-name="P3"><text:span text:style-name="T2">data_type_pos</text:span></text:p>
          <text:p text:style-name="P3"><text:span text:style-name="T2">test_usage</text:span></text:p>
          <text:p text:style-name="P3"><text:span text:style-name="T2">base_usage</text:span></text:p>
          <text:p text:style-name="P3"><text:span text:style-name="T2">conditional_predicate</text:span></text:p>
          <text:p text:style-name="P3"><text:span text:style-name="T2">length</text:span></text:p>
          <text:p text:style-name="P3"><text:span text:style-name="T2">value_string</text:span></text:p>
          <text:p text:style-name="P3"><text:span text:style-name="T2">comments</text:span></text:p>
          <text:p text:style-name="P3"><text:span text:style-name="T2"/></text:p>
        </draw:rect>
        <draw:rect draw:style-name="gr1" draw:text-style-name="P2" xml:id="id79" draw:id="id79" draw:layer="layout" svg:width="3.683cm" svg:height="0.869cm" svg:x="7.35cm" svg:y="14.874cm">
          <text:p text:style-name="P1"><text:span text:style-name="T1">Profile Usage</text:span></text:p>
        </draw:rect>
        <draw:rect draw:style-name="gr2" draw:text-style-name="P4" draw:layer="layout" svg:width="3.683cm" svg:height="2.868cm" svg:x="7.35cm" svg:y="15.658cm">
          <text:p text:style-name="P3"><text:span text:style-name="T2">profile_usage_id</text:span></text:p>
          <text:p text:style-name="P3"><text:span text:style-name="T2">category</text:span></text:p>
          <text:p text:style-name="P3"><text:span text:style-name="T2">label</text:span></text:p>
          <text:p text:style-name="P3"><text:span text:style-name="T2">version</text:span></text:p>
          <text:p text:style-name="P3"><text:span text:style-name="T2">link_guide</text:span></text:p>
        </draw:rect>
        <draw:circle draw:style-name="gr5" draw:text-style-name="P1" xml:id="id78" draw:id="id78" draw:layer="layout" svg:width="0.254cm" svg:height="0.254cm" svg:x="12.187cm" svg:y="7.387cm">
          <text:p/>
        </draw:circle>
        <draw:connector draw:style-name="gr3" draw:text-style-name="P1" draw:layer="layout" draw:type="curve" svg:x1="12.187cm" svg:y1="7.514cm" svg:x2="9.191cm" svg:y2="14.874cm" draw:start-shape="id78" draw:start-glue-point="3" draw:end-shape="id79" draw:end-glue-point="0" svg:d="m12187 7514c-1998 0-2996 2453-2996 7360">
          <text:p/>
        </draw:connector>
        <draw:circle draw:style-name="gr5" draw:text-style-name="P1" xml:id="id80" draw:id="id80" draw:layer="layout" svg:width="0.254cm" svg:height="0.254cm" svg:x="15.489cm" svg:y="6.879cm">
          <text:p/>
        </draw:circle>
        <draw:connector draw:style-name="gr3" draw:text-style-name="P1" draw:layer="layout" draw:type="curve" svg:x1="15.743cm" svg:y1="7.006cm" svg:x2="20.612cm" svg:y2="7.007cm" draw:start-shape="id80" draw:start-glue-point="1" draw:end-shape="id81" svg:d="m15743 7006c3652 0 1218 1 4869 1">
          <text:p/>
        </draw:connector>
        <draw:rect draw:style-name="gr1" draw:text-style-name="P2" draw:layer="layout" svg:width="4.751cm" svg:height="0.869cm" svg:x="1.381cm" svg:y="3.286cm">
          <text:p text:style-name="P1"><text:span text:style-name="T1">Test Participant</text:span></text:p>
        </draw:rect>
        <draw:rect draw:style-name="gr2" draw:text-style-name="P4" draw:layer="layout" svg:width="4.751cm" svg:height="11.811cm" svg:x="1.381cm" svg:y="4.048cm">
          <text:p text:style-name="P3"><text:span text:style-name="T2">test_participant_id</text:span></text:p>
          <text:p text:style-name="P3"><text:span text:style-name="T2">organization_name</text:span></text:p>
          <text:p text:style-name="P3"><text:span text:style-name="T2">connection_label</text:span></text:p>
          <text:p text:style-name="P3"><text:span text:style-name="T4">map_row</text:span></text:p>
          <text:p text:style-name="P3"><text:span text:style-name="T4">map_col</text:span></text:p>
          <text:p text:style-name="P3"><text:span text:style-name="T4">platform_label</text:span></text:p>
          <text:p text:style-name="P3"><text:span text:style-name="T4">vendor_label</text:span></text:p>
          <text:p text:style-name="P3"><text:span text:style-name="T4">internal_comments</text:span></text:p>
          <text:p text:style-name="P3"><text:span text:style-name="T4">phase1_participation</text:span></text:p>
          <text:p text:style-name="P3"><text:span text:style-name="T4">phase1_status</text:span></text:p>
          <text:p text:style-name="P3"><text:span text:style-name="T4">phase1_comments</text:span></text:p>
          <text:p text:style-name="P3"><text:span text:style-name="T4">phase2_participation</text:span></text:p>
          <text:p text:style-name="P3"><text:span text:style-name="T4">phase2_status</text:span></text:p>
          <text:p text:style-name="P3"><text:span text:style-name="T4">phase2_comments</text:span></text:p>
          <text:p text:style-name="P3"><text:span text:style-name="T4">ihs_status</text:span></text:p>
          <text:p text:style-name="P3"><text:span text:style-name="T4">guide_status</text:span></text:p>
          <text:p text:style-name="P3"><text:span text:style-name="T4">guide_name</text:span></text:p>
          <text:p text:style-name="P3"><text:span text:style-name="T4">connect_status</text:span></text:p>
          <text:p text:style-name="P3"><text:span text:style-name="T4">general_comments</text:span></text:p>
          <text:p text:style-name="P3"><text:span text:style-name="T4">transport_type</text:span></text:p>
          <text:p text:style-name="P3"><text:span text:style-name="T4">query_support</text:span></text:p>
          <text:p text:style-name="P3"><text:span text:style-name="T4">nist_status</text:span></text:p>
          <text:p text:style-name="P3"><text:span text:style-name="T4">access_passcode</text:span></text:p>
          <text:p text:style-name="P3"><text:span text:style-name="T4">profile_usage_id</text:span></text:p>
          <text:p text:style-name="P3"><text:span text:style-name="T4"/></text:p>
        </draw:rect>
        <draw:circle draw:style-name="gr5" draw:text-style-name="P1" xml:id="id82" draw:id="id82" draw:layer="layout" svg:width="0.254cm" svg:height="0.254cm" svg:x="4.886cm" svg:y="15.186cm">
          <text:p/>
        </draw:circle>
        <draw:connector draw:style-name="gr3" draw:text-style-name="P1" draw:layer="layout" draw:type="curve" svg:x1="5.14cm" svg:y1="15.313cm" svg:x2="7.35cm" svg:y2="15.308cm" draw:start-shape="id82" draw:start-glue-point="1" draw:end-shape="id79" svg:d="m5140 15313c1657 0 553-5 2210-5">
          <text:p/>
        </draw:connector>
        <draw:circle draw:style-name="gr5" draw:text-style-name="P1" xml:id="id83" draw:id="id83" draw:layer="layout" svg:width="0.254cm" svg:height="0.254cm" svg:x="25.15cm" svg:y="7.985cm">
          <text:p/>
        </draw:circle>
        <draw:connector draw:style-name="gr3" draw:text-style-name="P1" draw:layer="layout" draw:type="curve" svg:x1="25.404cm" svg:y1="8.112cm" svg:x2="25.347cm" svg:y2="7.007cm" draw:start-shape="id83" draw:start-glue-point="1" draw:end-shape="id81" draw:end-glue-point="1" svg:d="m25404 8112c751 0 780-1105-57-1105">
          <text:p/>
        </draw:connector>
      </draw:page>
      <draw:page draw:name="page6" draw:style-name="dp1" draw:master-page-name="Default">
        <draw:rect draw:style-name="gr2" draw:text-style-name="P7" xml:id="id93" draw:id="id93" draw:layer="layout" svg:width="6.223cm" svg:height="2.286cm" svg:x="4.937cm" svg:y="3.667cm">
          <text:p text:style-name="P3"><text:span text:style-name="T4">pentagon_report_id</text:span></text:p>
          <text:p text:style-name="P3"><text:span text:style-name="T4">test_conducted_id</text:span></text:p>
        </draw:rect>
        <draw:rect draw:style-name="gr1" draw:text-style-name="P2" xml:id="id87" draw:id="id87" draw:layer="layout" svg:width="6.223cm" svg:height="0.869cm" svg:x="4.937cm" svg:y="2.877cm">
          <text:p text:style-name="P1"><text:span text:style-name="T1">Pentagon Report</text:span></text:p>
        </draw:rect>
        <draw:circle draw:style-name="gr5" draw:text-style-name="P1" xml:id="id84" draw:id="id84" draw:layer="layout" svg:width="0.254cm" svg:height="0.254cm" svg:x="4.804cm" svg:y="4.301cm">
          <text:p/>
        </draw:circle>
        <draw:rect draw:style-name="gr1" draw:text-style-name="P2" xml:id="id85" draw:id="id85" draw:layer="layout" svg:width="4.572cm" svg:height="0.869cm" svg:x="5.031cm" svg:y="1.273cm">
          <text:p text:style-name="P1"><text:span text:style-name="T1">Test Conducted</text:span></text:p>
        </draw:rect>
        <draw:connector draw:style-name="gr3" draw:text-style-name="P1" draw:layer="layout" draw:type="curve" svg:x1="4.804cm" svg:y1="4.428cm" svg:x2="5.031cm" svg:y2="1.707cm" draw:start-shape="id84" draw:start-glue-point="3" draw:end-shape="id85" draw:end-glue-point="3" svg:d="m4804 4428c-751 0-865-2721 227-2721">
          <text:p/>
        </draw:connector>
        <draw:rect draw:style-name="gr1" draw:text-style-name="P2" draw:layer="layout" svg:width="5.456cm" svg:height="0.869cm" svg:x="15.502cm" svg:y="3.176cm">
          <text:p text:style-name="P1"><text:span text:style-name="T1">Assertion Identified</text:span></text:p>
        </draw:rect>
        <draw:rect draw:style-name="gr2" draw:text-style-name="P4" draw:layer="layout" svg:width="5.456cm" svg:height="4.433cm" svg:x="15.502cm" svg:y="4.06cm">
          <text:p text:style-name="P3"><text:span text:style-name="T2">assertion_identified_id</text:span></text:p>
          <text:p text:style-name="P3"><text:span text:style-name="T2">assertion_field_id</text:span></text:p>
          <text:p text:style-name="P3"><text:span text:style-name="T2">pentagon_report_id</text:span></text:p>
          <text:p text:style-name="P3"><text:span text:style-name="T2">test_message_id</text:span></text:p>
          <text:p text:style-name="P3"><text:span text:style-name="T2">assertion_count</text:span></text:p>
          <text:p text:style-name="P3"><text:span text:style-name="T2">test_type</text:span></text:p>
          <text:p text:style-name="P3"><text:span text:style-name="T2">assertion_resul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4" draw:text-style-name="P5" draw:layer="layout" svg:width="4.699cm" svg:height="0.52cm" svg:x="15.986cm" svg:y="7.711cm">
          <text:p text:style-name="P3"><text:span text:style-name="T3">warning, error, alert, informational</text:span></text:p>
        </draw:rect>
        <draw:circle draw:style-name="gr5" draw:text-style-name="P1" xml:id="id86" draw:id="id86" draw:layer="layout" svg:width="0.254cm" svg:height="0.254cm" svg:x="15.375cm" svg:y="5.212cm">
          <text:p/>
        </draw:circle>
        <draw:circle draw:style-name="gr5" draw:text-style-name="P1" xml:id="id88" draw:id="id88" draw:layer="layout" svg:width="0.254cm" svg:height="0.254cm" svg:x="19.293cm" svg:y="4.812cm">
          <text:p/>
        </draw:circle>
        <draw:rect draw:style-name="gr1" draw:text-style-name="P2" xml:id="id89" draw:id="id89" draw:layer="layout" svg:width="4.572cm" svg:height="0.869cm" svg:x="22.155cm" svg:y="4.525cm">
          <text:p text:style-name="P1"><text:span text:style-name="T1">Assertion Field</text:span></text:p>
        </draw:rect>
        <draw:connector draw:style-name="gr3" draw:text-style-name="P1" draw:layer="layout" draw:type="curve" svg:x1="15.375cm" svg:y1="5.339cm" svg:x2="11.16cm" svg:y2="3.311cm" draw:start-shape="id86" draw:start-glue-point="3" draw:end-shape="id87" draw:end-glue-point="1" svg:d="m15375 5339c-3160 0-1053-2028-4215-2028">
          <text:p/>
        </draw:connector>
        <draw:connector draw:style-name="gr3" draw:text-style-name="P1" draw:layer="layout" draw:type="curve" svg:x1="19.547cm" svg:y1="4.939cm" svg:x2="22.155cm" svg:y2="4.959cm" draw:start-shape="id88" draw:start-glue-point="1" draw:end-shape="id89" draw:end-glue-point="3" svg:d="m19547 4939c1956 0 652 20 2608 20">
          <text:p/>
        </draw:connector>
        <draw:rect draw:style-name="gr4" draw:text-style-name="P5" draw:layer="layout" svg:width="2.695cm" svg:height="0.508cm" svg:x="17.864cm" svg:y="6.58cm">
          <text:p text:style-name="P3"><text:span text:style-name="T3">prep, update, query</text:span></text:p>
        </draw:rect>
        <draw:rect draw:style-name="gr1" draw:text-style-name="P2" xml:id="id91" draw:id="id91" draw:layer="layout" svg:width="3.735cm" svg:height="0.869cm" svg:x="15.464cm" svg:y="9.356cm">
          <text:p text:style-name="P1"><text:span text:style-name="T1">Test Message</text:span></text:p>
        </draw:rect>
        <draw:circle draw:style-name="gr5" draw:text-style-name="P1" xml:id="id90" draw:id="id90" draw:layer="layout" svg:width="0.254cm" svg:height="0.254cm" svg:x="15.374cm" svg:y="5.711cm">
          <text:p/>
        </draw:circle>
        <draw:connector draw:style-name="gr3" draw:text-style-name="P1" draw:layer="layout" draw:type="curve" svg:x1="15.374cm" svg:y1="5.838cm" svg:x2="15.464cm" svg:y2="9.79cm" draw:start-shape="id90" draw:start-glue-point="3" draw:end-shape="id91" svg:d="m15374 5838c-751 0-796 3952 90 3952">
          <text:p/>
        </draw:connector>
        <draw:rect draw:style-name="gr2" draw:text-style-name="P7" draw:layer="layout" svg:width="4.572cm" svg:height="4.163cm" svg:x="5.953cm" svg:y="7.378cm">
          <text:p text:style-name="P3"><text:span text:style-name="T4">pentagon_box_id</text:span></text:p>
          <text:p text:style-name="P3"><text:span text:style-name="T4">pentagon_report_id</text:span></text:p>
          <text:p text:style-name="P3"><text:span text:style-name="T4">box_row</text:span></text:p>
          <text:p text:style-name="P3"><text:span text:style-name="T7">box_name</text:span></text:p>
          <text:p text:style-name="P3"><text:span text:style-name="T4">report_weight</text:span></text:p>
          <text:p text:style-name="P3"><text:span text:style-name="T4">report_score</text:span></text:p>
          <text:p text:style-name="P3"><text:span text:style-name="T4">priority_row</text:span></text:p>
          <text:p text:style-name="P3"><text:span text:style-name="T5">priority_overall</text:span></text:p>
        </draw:rect>
        <draw:rect draw:style-name="gr1" draw:text-style-name="P2" draw:layer="layout" svg:width="4.572cm" svg:height="0.869cm" svg:x="5.953cm" svg:y="6.588cm">
          <text:p text:style-name="P1"><text:span text:style-name="T1">Pentagon Box</text:span></text:p>
        </draw:rect>
        <draw:circle draw:style-name="gr5" draw:text-style-name="P1" xml:id="id92" draw:id="id92" draw:layer="layout" svg:width="0.254cm" svg:height="0.254cm" svg:x="5.803cm" svg:y="8.1cm">
          <text:p/>
        </draw:circle>
        <draw:connector draw:style-name="gr3" draw:text-style-name="P1" draw:layer="layout" draw:type="curve" svg:x1="5.803cm" svg:y1="8.227cm" svg:x2="4.937cm" svg:y2="4.81cm" draw:start-shape="id92" draw:start-glue-point="3" draw:end-shape="id93" svg:d="m5803 8227c-2050 0-1617-3417-866-3417">
          <text:p/>
        </draw:connector>
      </draw:page>
      <draw:page draw:name="page7" draw:style-name="dp1" draw:master-page-name="Default">
        <draw:rect draw:style-name="gr2" draw:text-style-name="P7" xml:id="id95" draw:id="id95" draw:layer="layout" svg:width="6.635cm" svg:height="4.573cm" svg:x="4.906cm" svg:y="3.666cm">
          <text:p text:style-name="P3"><text:span text:style-name="T4">transport_analysis_id</text:span></text:p>
          <text:p text:style-name="P3"><text:span text:style-name="T4">connection_label</text:span></text:p>
          <text:p text:style-name="P3"><text:span text:style-name="T4">transport_type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>analysis_notes</text:span></text:p>
          <text:p text:style-name="P3"><text:span text:style-name="T4">report_complete</text:span></text:p>
          <text:p text:style-name="P3"><text:span text:style-name="T5"/></text:p>
        </draw:rect>
        <draw:rect draw:style-name="gr1" draw:text-style-name="P2" xml:id="id97" draw:id="id97" draw:layer="layout" svg:width="6.635cm" svg:height="0.869cm" svg:x="4.906cm" svg:y="2.876cm">
          <text:p text:style-name="P1"><text:span text:style-name="T1">Transport Analysis</text:span></text:p>
        </draw:rect>
        <draw:connector draw:style-name="gr3" draw:text-style-name="P1" draw:layer="layout" draw:type="curve" svg:x1="12.784cm" svg:y1="12.176cm" svg:x2="8.223cm" svg:y2="8.239cm" draw:start-shape="id94" draw:start-glue-point="3" draw:end-shape="id95" draw:end-glue-point="2" svg:d="m12784 12176c-3041 0-4561-1312-4561-3937">
          <text:p/>
        </draw:connector>
        <draw:rect draw:style-name="gr4" draw:text-style-name="P5" draw:layer="layout" svg:width="5.842cm" svg:height="1.143cm" svg:x="5.318cm" svg:y="5.31cm">
          <text:p text:style-name="P3"><text:span text:style-name="T3">Non-CDC WSDL, CDC WSDL, Post,</text:span></text:p>
          <text:p text:style-name="P3"><text:span text:style-name="T3">Non-participator CDC WSDL, Not Analyzed, </text:span></text:p>
          <text:p text:style-name="P3"><text:span text:style-name="T3">Researched/Interviewed</text:span></text:p>
        </draw:rect>
        <draw:rect draw:style-name="gr4" draw:text-style-name="P5" draw:layer="layout" svg:width="1.397cm" svg:height="0.381cm" svg:x="8.493cm" svg:y="7.115cm">
          <text:p text:style-name="P3"><text:span text:style-name="T3">Yes, No</text:span></text:p>
        </draw:rect>
        <draw:rect draw:style-name="gr2" draw:text-style-name="P7" draw:layer="layout" svg:width="5.492cm" svg:height="7.621cm" svg:x="12.907cm" svg:y="2.566cm">
          <text:p text:style-name="P3"><text:span text:style-name="T5">transport_wsdl_cdc_id</text:span></text:p>
          <text:p text:style-name="P3"><text:span text:style-name="T5">transport_analysis_id</text:span></text:p>
          <text:p text:style-name="P3"><text:span text:style-name="T6">transport_status</text:span></text:p>
          <text:p text:style-name="P3"><text:span text:style-name="T6">transport_notes</text:span></text:p>
          <text:p text:style-name="P3"><text:span text:style-name="T6">pass_eye_test</text:span></text:p>
          <text:p text:style-name="P3"><text:span text:style-name="T6">client_certificate</text:span></text:p>
          <text:p text:style-name="P3"><text:span text:style-name="T6">ct_supports</text:span></text:p>
          <text:p text:style-name="P3"><text:span text:style-name="T6">ct_conforms</text:span></text:p>
          <text:p text:style-name="P3"><text:span text:style-name="T6">ct_failure_reason</text:span></text:p>
          <text:p text:style-name="P3"><text:span text:style-name="T6">ssm_supports</text:span></text:p>
          <text:p text:style-name="P3"><text:span text:style-name="T6">ssm_conforms</text:span></text:p>
          <text:p text:style-name="P3"><text:span text:style-name="T6">ssm_failure_reason</text:span></text:p>
          <text:p text:style-name="P3"><text:span text:style-name="T6">sf_supports</text:span></text:p>
          <text:p text:style-name="P3"><text:span text:style-name="T6">sf_conforms</text:span></text:p>
          <text:p text:style-name="P3"><text:span text:style-name="T6">sf_failure_reason</text:span></text:p>
          <text:p text:style-name="P3"><text:span text:style-name="T6"/></text:p>
        </draw:rect>
        <draw:rect draw:style-name="gr1" draw:text-style-name="P2" draw:layer="layout" svg:width="5.492cm" svg:height="0.869cm" svg:x="12.907cm" svg:y="1.805cm">
          <text:p text:style-name="P1"><text:span text:style-name="T1">Transport WSDL CDC</text:span></text:p>
        </draw:rect>
        <draw:rect draw:style-name="gr2" draw:text-style-name="P7" draw:layer="layout" svg:width="5.492cm" svg:height="5.589cm" svg:x="12.907cm" svg:y="11.286cm">
          <text:p text:style-name="P3"><text:span text:style-name="T5">transport_wsdl_other_id</text:span></text:p>
          <text:p text:style-name="P3"><text:span text:style-name="T6">transport_analysis_id</text:span></text:p>
          <text:p text:style-name="P3"><text:span text:style-name="T6">client_certificate</text:span></text:p>
          <text:p text:style-name="P3"><text:span text:style-name="T6">operation</text:span></text:p>
          <text:p text:style-name="P3"><text:span text:style-name="T6">username</text:span></text:p>
          <text:p text:style-name="P3"><text:span text:style-name="T6">password</text:span></text:p>
          <text:p text:style-name="P3"><text:span text:style-name="T6">facilityid</text:span></text:p>
          <text:p text:style-name="P3"><text:span text:style-name="T6">other_parameter</text:span></text:p>
          <text:p text:style-name="P3"><text:span text:style-name="T6">hl7_message</text:span></text:p>
          <text:p text:style-name="P3"><text:span text:style-name="T6">could_use_cdc_wsdl</text:span></text:p>
          <text:p text:style-name="P3"><text:span text:style-name="T6">findings_report</text:span></text:p>
          <text:p text:style-name="P3"><text:span text:style-name="T6"/></text:p>
        </draw:rect>
        <draw:rect draw:style-name="gr1" draw:text-style-name="P2" draw:layer="layout" svg:width="5.492cm" svg:height="0.869cm" svg:x="12.907cm" svg:y="10.525cm">
          <text:p text:style-name="P1"><text:span text:style-name="T1">Transport Other</text:span></text:p>
        </draw:rect>
        <draw:circle draw:style-name="gr5" draw:text-style-name="P1" xml:id="id94" draw:id="id94" draw:layer="layout" svg:width="0.254cm" svg:height="0.254cm" svg:x="12.784cm" svg:y="12.049cm">
          <text:p/>
        </draw:circle>
        <draw:circle draw:style-name="gr5" draw:text-style-name="P1" xml:id="id96" draw:id="id96" draw:layer="layout" svg:width="0.254cm" svg:height="0.254cm" svg:x="12.684cm" svg:y="3.202cm">
          <text:p/>
        </draw:circle>
        <draw:connector draw:style-name="gr3" draw:text-style-name="P1" draw:layer="layout" draw:type="curve" svg:x1="12.684cm" svg:y1="3.329cm" svg:x2="11.541cm" svg:y2="3.31cm" draw:start-shape="id96" draw:start-glue-point="3" draw:end-shape="id97" svg:d="m12684 3329c-856 0-285-19-1143-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6-01-07T05:06:59.61</dc:date>
    <dc:creator>Nathan Bunker</dc:creator>
    <meta:editing-duration>P11DT3H57M42S</meta:editing-duration>
    <meta:editing-cycles>84</meta:editing-cycles>
    <meta:printed-by>Nathan Bunker</meta:printed-by>
    <meta:print-date>2014-06-19T14:05:00.83</meta:print-date>
    <meta:document-statistic meta:object-count="238"/>
  </office:meta>
</office:document-meta>
</file>